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Sheet0_col1" style:family="table-column">
      <style:table-column-properties fo:break-before="auto" style:column-width="1.834cm"/>
    </style:style>
    <style:style style:name="Sheet0_col2" style:family="table-column">
      <style:table-column-properties fo:break-before="auto" style:column-width="2.787cm"/>
    </style:style>
    <style:style style:name="Sheet0_col3" style:family="table-column">
      <style:table-column-properties fo:break-before="auto" style:column-width="1.446cm"/>
    </style:style>
    <style:style style:name="Sheet0_col4" style:family="table-column">
      <style:table-column-properties fo:break-before="auto" style:column-width="4.798cm"/>
    </style:style>
    <style:style style:name="Sheet0_col5" style:family="table-column">
      <style:table-column-properties fo:break-before="auto" style:column-width="2.2cm"/>
    </style:style>
    <style:style style:name="Sheet0_col6" style:family="table-column">
      <style:table-column-properties fo:break-before="auto" style:column-width="2.718cm"/>
    </style:style>
    <style:style style:name="Sheet0_col7" style:family="table-column">
      <style:table-column-properties fo:break-before="auto" style:column-width="1.27cm"/>
    </style:style>
    <style:style style:name="Sheet0_col8" style:family="table-column">
      <style:table-column-properties fo:break-before="auto" style:column-width="1.27cm"/>
    </style:style>
    <style:style style:name="Sheet0_col9" style:family="table-column">
      <style:table-column-properties fo:break-before="auto" style:column-width="1.834cm"/>
    </style:style>
    <style:style style:name="Sheet0_col10" style:family="table-column">
      <style:table-column-properties fo:break-before="auto" style:column-width="1.094cm"/>
    </style:style>
    <style:style style:name="Sheet0_col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2.258cm"/>
    </style:style>
    <style:style style:name="Sheet0_row0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Sheet0" style:family="table" style:master-page-name="Default">
      <style:table-properties table:display="true" style:writing-mode="lr-tb"/>
    </style:style>
    <style:style style:name="Sheet0_cell0" style:family="table-cell" style:parent-style-name="Default">
      <style:table-cell-properties fo:background-color="#bdc0bf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1" style:family="table-cell" style:parent-style-name="Default">
      <style:table-cell-properties fo:background-color="#dcdcdc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2" style:family="table-cell" style:parent-style-name="Default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3" style:family="table-cell" style:parent-style-name="Default" style:data-style-name="N0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5" style:family="table-cell" style:parent-style-name="Default">
      <style:table-cell-properties fo:background-color="#bdc0bf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6" style:family="table-cell" style:parent-style-name="Default">
      <style:table-cell-properties fo:background-color="#dcdcdc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ce7" style:family="table-cell" style:parent-style-name="Default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ce8" style:family="table-cell" style:parent-style-name="Default" style:data-style-name="N0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pan0" style:family="text">
      <style:text-properties fo:color="#000000" loext:opacity="100%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pan1" style:family="text">
      <style:text-properties fo:color="#000000" loext:opacity="100%" style:font-name="HelveticaNeue" fo:font-size="10pt" style:font-name-asian="HelveticaNeue" style:font-size-asian="10pt" style:font-name-complex="HelveticaNeue" style:font-size-complex="10pt"/>
    </style:style>
    <style:style style:name="T3" style:family="text">
      <style:text-properties fo:color="#000000" style:font-name="HelveticaNeue-Bold" fo:font-size="10pt" fo:font-weight="bold" style:font-name-asian="HelveticaNeue-Bold" style:font-name-complex="HelveticaNeue-Bold" style:font-size-asian="10pt" style:font-size-complex="10pt" style:font-weight-asian="bold" style:font-weight-complex="bold"/>
    </style:style>
    <style:style style:name="T4" style:family="text">
      <style:text-properties fo:color="#000000" style:font-name="HelveticaNeue" fo:font-size="10pt" style:font-name-asian="HelveticaNeue" style:font-name-complex="HelveticaNeue" style:font-size-asian="10pt" style:font-size-complex="10pt"/>
    </style:style>
  </office:automatic-styles>
  <office:body>
    <office:spreadsheet>
      <table:calculation-settings table:use-regular-expressions="false" table:use-wildcards="true"/>
      <table:table table:name="Data.csv" table:style-name="Sheet0">
        <table:table-column table:style-name="Sheet0_col1" table:default-cell-style-name="ce6"/>
        <table:table-column table:style-name="Sheet0_col2" table:default-cell-style-name="ce7"/>
        <table:table-column table:style-name="Sheet0_col3" table:default-cell-style-name="ce7"/>
        <table:table-column table:style-name="Sheet0_col4" table:default-cell-style-name="ce7"/>
        <table:table-column table:style-name="Sheet0_col5" table:default-cell-style-name="ce8"/>
        <table:table-column table:style-name="Sheet0_col6" table:default-cell-style-name="ce8"/>
        <table:table-column table:style-name="Sheet0_col7" table:number-columns-repeated="2" table:default-cell-style-name="ce8"/>
        <table:table-column table:style-name="Sheet0_col1" table:default-cell-style-name="ce8"/>
        <table:table-column table:style-name="Sheet0_col10" table:default-cell-style-name="ce8"/>
        <table:table-column table:style-name="Sheet0_col11" table:default-cell-style-name="ce8"/>
        <table:table-row table:style-name="Sheet0_row0">
          <table:table-cell table:style-name="ce5" office:value-type="string" calcext:value-type="string">
            <text:p><text:span text:style-name="T3">Pays</text:span></text:p>
          </table:table-cell>
          <table:table-cell table:style-name="ce5" office:value-type="string" calcext:value-type="string">
            <text:p><text:span text:style-name="T3">Championnat</text:span></text:p>
          </table:table-cell>
          <table:table-cell table:style-name="ce5" office:value-type="string" calcext:value-type="string">
            <text:p><text:span text:style-name="T3">Club</text:span></text:p>
          </table:table-cell>
          <table:table-cell table:style-name="ce5" office:value-type="string" calcext:value-type="string">
            <text:p><text:span text:style-name="T3">Nom complet</text:span></text:p>
          </table:table-cell>
          <table:table-cell table:style-name="ce5" office:value-type="string" calcext:value-type="string">
            <text:p><text:span text:style-name="T3">Match joué</text:span></text:p>
          </table:table-cell>
          <table:table-cell table:style-name="ce5" office:value-type="string" calcext:value-type="string">
            <text:p><text:span text:style-name="T3">Minutes jouées </text:span></text:p>
          </table:table-cell>
          <table:table-cell table:style-name="ce5" office:value-type="string" calcext:value-type="string">
            <text:p><text:span text:style-name="T3">Goals</text:span></text:p>
          </table:table-cell>
          <table:table-cell table:style-name="ce5" office:value-type="string" calcext:value-type="string">
            <text:p><text:span text:style-name="T3">Shots</text:span></text:p>
          </table:table-cell>
          <table:table-cell table:style-name="ce5" office:value-type="string" calcext:value-type="string">
            <text:p><text:span text:style-name="T3">OnTarget</text:span></text:p>
          </table:table-cell>
          <table:table-cell table:style-name="ce5" office:value-type="string" calcext:value-type="string">
            <text:p><text:span text:style-name="T3">Year</text:span></text:p>
          </table:table-cell>
          <table:table-cell table:style-name="ce5" office:value-type="string" calcext:value-type="string">
            <text:p><text:span text:style-name="T3">Buts/matchs</text:span>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INT)</text:span></text:p>
          </table:table-cell>
          <table:table-cell office:value-type="string" calcext:value-type="string">
            <text:p><text:span text:style-name="T4">Alexis Sanchez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table:formula="of:=[.G2]/[.E2]" office:value-type="float" office:value="0.666667" calcext:value-type="float">
            <text:p>0,66666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INT)</text:span></text:p>
          </table:table-cell>
          <table:table-cell office:value-type="string" calcext:value-type="string">
            <text:p><text:span text:style-name="T4">Romelu Lukaku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table:formula="of:=[.G3]/[.E3]" office:value-type="float" office:value="0.694444" calcext:value-type="float">
            <text:p>0,694444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TOT)</text:span></text:p>
          </table:table-cell>
          <table:table-cell office:value-type="string" calcext:value-type="string">
            <text:p><text:span text:style-name="T4">Harry Kane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636" calcext:value-type="float">
            <text:p>2636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table:formula="of:=[.G4]/[.E4]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EI)</text:span></text:p>
          </table:table-cell>
          <table:table-cell office:value-type="string" calcext:value-type="string">
            <text:p><text:span text:style-name="T4">Jamie Vardy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2938" calcext:value-type="float">
            <text:p>2938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table:formula="of:=[.G5]/[.E5]" office:value-type="float" office:value="0.393939" calcext:value-type="float">
            <text:p>0,39393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CRY)</text:span></text:p>
          </table:table-cell>
          <table:table-cell office:value-type="string" calcext:value-type="string">
            <text:p><text:span text:style-name="T4">Christian Benteke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299" calcext:value-type="float">
            <text:p>3299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table:formula="of:=[.G6]/[.E6]" office:value-type="float" office:value="0.416667" calcext:value-type="float">
            <text:p>0,41666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ROM)</text:span></text:p>
          </table:table-cell>
          <table:table-cell office:value-type="string" calcext:value-type="string">
            <text:p><text:span text:style-name="T4">Pedro None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table:formula="of:=[.G7]/[.E7]" office:value-type="float" office:value="0.384615" calcext:value-type="float">
            <text:p>0,38461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RMA)</text:span></text:p>
          </table:table-cell>
          <table:table-cell office:value-type="string" calcext:value-type="string">
            <text:p><text:span text:style-name="T4">Eden Hazard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101" calcext:value-type="float">
            <text:p>3101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table:formula="of:=[.G8]/[.E8]" office:value-type="float" office:value="0.444444" calcext:value-type="float">
            <text:p>0,444444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IV)</text:span></text:p>
          </table:table-cell>
          <table:table-cell office:value-type="string" calcext:value-type="string">
            <text:p><text:span text:style-name="T4">Roberto Firmino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228" calcext:value-type="float">
            <text:p>3228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table:formula="of:=[.G9]/[.E9]" office:value-type="float" office:value="0.323529" calcext:value-type="float">
            <text:p>0,32352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IV)</text:span></text:p>
          </table:table-cell>
          <table:table-cell office:value-type="string" calcext:value-type="string">
            <text:p><text:span text:style-name="T4">Sadio Mane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347" calcext:value-type="float">
            <text:p>2347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table:formula="of:=[.G10]/[.E10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Philippe Coutinho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327" calcext:value-type="float">
            <text:p>2327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table:formula="of:=[.G11]/[.E11]" office:value-type="float" office:value="0.464286" calcext:value-type="float">
            <text:p>0,464286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ATL)</text:span></text:p>
          </table:table-cell>
          <table:table-cell office:value-type="string" calcext:value-type="string">
            <text:p><text:span text:style-name="T4">Diego Costa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232" calcext:value-type="float">
            <text:p>3232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table:formula="of:=[.G12]/[.E12]" office:value-type="float" office:value="0.571429" calcext:value-type="float">
            <text:p>0,57142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TOT)</text:span></text:p>
          </table:table-cell>
          <table:table-cell office:value-type="string" calcext:value-type="string">
            <text:p><text:span text:style-name="T4">Dele Alli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182" calcext:value-type="float">
            <text:p>318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table:formula="of:=[.G13]/[.E13]" office:value-type="float" office:value="0.514286" calcext:value-type="float">
            <text:p>0,514286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C)</text:span></text:p>
          </table:table-cell>
          <table:table-cell office:value-type="string" calcext:value-type="string">
            <text:p><text:span text:style-name="T4">Sergio Aguero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2444" calcext:value-type="float">
            <text:p>2444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table:formula="of:=[.G14]/[.E14]" office:value-type="float" office:value="0.84" calcext:value-type="float">
            <text:p>0,84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RAN)</text:span></text:p>
          </table:table-cell>
          <table:table-cell office:value-type="string" calcext:value-type="string">
            <text:p><text:span text:style-name="T4">Jermain Defoe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511" calcext:value-type="float">
            <text:p>3511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table:formula="of:=[.G15]/[.E15]" office:value-type="float" office:value="0.405405" calcext:value-type="float">
            <text:p>0,40540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Fernando Llorente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562" calcext:value-type="float">
            <text:p>256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table:formula="of:=[.G16]/[.E16]" office:value-type="float" office:value="0.535714" calcext:value-type="float">
            <text:p>0,535714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WHU)</text:span></text:p>
          </table:table-cell>
          <table:table-cell office:value-type="string" calcext:value-type="string">
            <text:p><text:span text:style-name="T4">Michail Antonio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493" calcext:value-type="float">
            <text:p>2493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table:formula="of:=[.G17]/[.E17]" office:value-type="float" office:value="0.37931" calcext:value-type="float">
            <text:p>0,3793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ACM)</text:span></text:p>
          </table:table-cell>
          <table:table-cell office:value-type="string" calcext:value-type="string">
            <text:p><text:span text:style-name="T4">Zlatan Ibrahimovic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578" calcext:value-type="float">
            <text:p>2578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table:formula="of:=[.G18]/[.E18]" office:value-type="float" office:value="0.62963" calcext:value-type="float">
            <text:p>0,62963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CHE)</text:span></text:p>
          </table:table-cell>
          <table:table-cell office:value-type="string" calcext:value-type="string">
            <text:p><text:span text:style-name="T4">Olivier Giroud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1311" calcext:value-type="float">
            <text:p>13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table:formula="of:=[.G19]/[.E19]" office:value-type="float" office:value="1.09091" calcext:value-type="float">
            <text:p>1,0909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TOT)</text:span></text:p>
          </table:table-cell>
          <table:table-cell office:value-type="string" calcext:value-type="string">
            <text:p><text:span text:style-name="T4">Son Heung-Min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174" calcext:value-type="float">
            <text:p>2174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table:formula="of:=[.G20]/[.E20]" office:value-type="float" office:value="0.608696" calcext:value-type="float">
            <text:p>0,608696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BOU)</text:span></text:p>
          </table:table-cell>
          <table:table-cell office:value-type="string" calcext:value-type="string">
            <text:p><text:span text:style-name="T4">Joshua King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856" calcext:value-type="float">
            <text:p>285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table:formula="of:=[.G21]/[.E21]" office:value-type="float" office:value="0.516129" calcext:value-type="float">
            <text:p>0,516129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HKI)</text:span></text:p>
          </table:table-cell>
          <table:table-cell office:value-type="string" calcext:value-type="string">
            <text:p><text:span text:style-name="T4">Fin Bartels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315" calcext:value-type="float">
            <text:p>23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table:formula="of:=[.G22]/[.E22]" office:value-type="float" office:value="0.347826" calcext:value-type="float">
            <text:p>0,34782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MG)</text:span></text:p>
          </table:table-cell>
          <table:table-cell office:value-type="string" calcext:value-type="string">
            <text:p><text:span text:style-name="T4">Lars Stindl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673" calcext:value-type="float">
            <text:p>267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table:formula="of:=[.G23]/[.E23]" office:value-type="float" office:value="0.37931" calcext:value-type="float">
            <text:p>0,37931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AY)</text:span></text:p>
          </table:table-cell>
          <table:table-cell office:value-type="string" calcext:value-type="string">
            <text:p><text:span text:style-name="T4">Serge Gnabry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028" calcext:value-type="float">
            <text:p>202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table:formula="of:=[.G24]/[.E24]" office:value-type="float" office:value="0.478261" calcext:value-type="float">
            <text:p>0,478261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Sandro</text:span></text:p>
          </table:table-cell>
          <table:table-cell office:value-type="string" calcext:value-type="string">
            <text:p><text:span text:style-name="T4">Wagner 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695" calcext:value-type="float">
            <text:p>269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table:formula="of:=[.G25]/[.E25]" office:value-type="float" office:value="0.366667" calcext:value-type="float">
            <text:p>0,366667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HOF)</text:span></text:p>
          </table:table-cell>
          <table:table-cell office:value-type="string" calcext:value-type="string">
            <text:p><text:span text:style-name="T4">Andrej Kramaric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449" calcext:value-type="float">
            <text:p>24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table:formula="of:=[.G26]/[.E26]" office:value-type="float" office:value="0.535714" calcext:value-type="float">
            <text:p>0,53571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FCA)</text:span></text:p>
          </table:table-cell>
          <table:table-cell office:value-type="string" calcext:value-type="string">
            <text:p><text:span text:style-name="T4">Florian Niederlechner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477" calcext:value-type="float">
            <text:p>2477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table:formula="of:=[.G27]/[.E27]" office:value-type="float" office:value="0.37931" calcext:value-type="float">
            <text:p>0,37931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AY)</text:span></text:p>
          </table:table-cell>
          <table:table-cell office:value-type="string" calcext:value-type="string">
            <text:p><text:span text:style-name="T4">Robert Lewandowski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871" calcext:value-type="float">
            <text:p>2871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2016" calcext:value-type="float">
            <text:p>2016</text:p>
          </table:table-cell>
          <table:table-cell table:formula="of:=[.G28]/[.E28]" office:value-type="float" office:value="0.967742" calcext:value-type="float">
            <text:p>0,967742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RBL)</text:span></text:p>
          </table:table-cell>
          <table:table-cell office:value-type="string" calcext:value-type="string">
            <text:p><text:span text:style-name="T4">Emil Forsberg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table:formula="of:=[.G29]/[.E29]" office:value-type="float" office:value="0.296296" calcext:value-type="float">
            <text:p>0,29629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CHE)</text:span></text:p>
          </table:table-cell>
          <table:table-cell office:value-type="string" calcext:value-type="string">
            <text:p><text:span text:style-name="T4">Timo Werner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496" calcext:value-type="float">
            <text:p>249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table:formula="of:=[.G30]/[.E30]" office:value-type="float" office:value="0.75" calcext:value-type="float">
            <text:p>0,7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CF)</text:span></text:p>
          </table:table-cell>
          <table:table-cell office:value-type="string" calcext:value-type="string">
            <text:p><text:span text:style-name="T4">Nils Petersen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1351" calcext:value-type="float">
            <text:p>135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table:formula="of:=[.G31]/[.E31]" office:value-type="float" office:value="1.42857" calcext:value-type="float">
            <text:p>1,42857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CH)</text:span></text:p>
          </table:table-cell>
          <table:table-cell office:value-type="string" calcext:value-type="string">
            <text:p><text:span text:style-name="T4">Vedad Ibisevic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772" calcext:value-type="float">
            <text:p>277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table:formula="of:=[.G32]/[.E32]" office:value-type="float" office:value="0.375" calcext:value-type="float">
            <text:p>0,37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None</text:span></text:p>
          </table:table-cell>
          <table:table-cell office:value-type="string" calcext:value-type="string">
            <text:p><text:span text:style-name="T4">Mario Gomez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table:formula="of:=[.G33]/[.E33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WOB)</text:span></text:p>
          </table:table-cell>
          <table:table-cell office:value-type="string" calcext:value-type="string">
            <text:p><text:span text:style-name="T4">Maximilian Philipp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table:formula="of:=[.G34]/[.E34]" office:value-type="float" office:value="0.391304" calcext:value-type="float">
            <text:p>0,39130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MAI)</text:span></text:p>
          </table:table-cell>
          <table:table-cell office:value-type="string" calcext:value-type="string">
            <text:p><text:span text:style-name="T4">Adam Szalai</text:span></text:p>
          </table:table-cell>
          <table:table-cell office:value-type="float" office:value="7" calcext:value-type="float">
            <text:p>7</text:p>
          </table:table-cell>
          <table:table-cell office:value-type="float" office:value="833" calcext:value-type="float">
            <text:p>83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table:formula="of:=[.G35]/[.E35]" office:value-type="float" office:value="1.14286" calcext:value-type="float">
            <text:p>1,1428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ARS)</text:span></text:p>
          </table:table-cell>
          <table:table-cell office:value-type="string" calcext:value-type="string">
            <text:p><text:span text:style-name="T4">Pierre-Emerick Aubameyang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894" calcext:value-type="float">
            <text:p>2894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table:formula="of:=[.G36]/[.E36]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TP)</text:span></text:p>
          </table:table-cell>
          <table:table-cell office:value-type="string" calcext:value-type="string">
            <text:p><text:span text:style-name="T4">Guido Burgstaller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1494" calcext:value-type="float">
            <text:p>149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table:formula="of:=[.G37]/[.E37]" office:value-type="float" office:value="0.529412" calcext:value-type="float">
            <text:p>0,529412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UNB)</text:span></text:p>
          </table:table-cell>
          <table:table-cell office:value-type="string" calcext:value-type="string">
            <text:p><text:span text:style-name="T4">Max Kruse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121" calcext:value-type="float">
            <text:p>212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table:formula="of:=[.G38]/[.E38]" office:value-type="float" office:value="0.652174" calcext:value-type="float">
            <text:p>0,65217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LAG)</text:span></text:p>
          </table:table-cell>
          <table:table-cell office:value-type="string" calcext:value-type="string">
            <text:p><text:span text:style-name="T4">Chicharito 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895" calcext:value-type="float">
            <text:p>189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table:formula="of:=[.G39]/[.E39]" office:value-type="float" office:value="0.55" calcext:value-type="float">
            <text:p>0,5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KOL)</text:span></text:p>
          </table:table-cell>
          <table:table-cell office:value-type="string" calcext:value-type="string">
            <text:p><text:span text:style-name="T4">Anthony Modeste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075" calcext:value-type="float">
            <text:p>3075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table:formula="of:=[.G40]/[.E40]" office:value-type="float" office:value="0.735294" calcext:value-type="float">
            <text:p>0,73529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GRO)</text:span></text:p>
          </table:table-cell>
          <table:table-cell office:value-type="string" calcext:value-type="string">
            <text:p><text:span text:style-name="T4">Arjen Robben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1882" calcext:value-type="float">
            <text:p>1882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table:formula="of:=[.G41]/[.E41]" office:value-type="float" office:value="0.619048" calcext:value-type="float">
            <text:p>0,61904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LIV)</text:span></text:p>
          </table:table-cell>
          <table:table-cell office:value-type="string" calcext:value-type="string">
            <text:p><text:span text:style-name="T4">Mohamed Salah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567" calcext:value-type="float">
            <text:p>2567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table:formula="of:=[.G42]/[.E42]" office:value-type="float" office:value="0.517241" calcext:value-type="float">
            <text:p>0,51724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SAS)</text:span></text:p>
          </table:table-cell>
          <table:table-cell office:value-type="string" calcext:value-type="string">
            <text:p><text:span text:style-name="T4">Gregoire Defrel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054" calcext:value-type="float">
            <text:p>205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table:formula="of:=[.G43]/[.E43]" office:value-type="float" office:value="0.521739" calcext:value-type="float">
            <text:p>0,521739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LAZ)</text:span></text:p>
          </table:table-cell>
          <table:table-cell office:value-type="string" calcext:value-type="string">
            <text:p><text:span text:style-name="T4">Ciro Immobile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294" calcext:value-type="float">
            <text:p>3294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2016" calcext:value-type="float">
            <text:p>2016</text:p>
          </table:table-cell>
          <table:table-cell table:formula="of:=[.G44]/[.E44]" office:value-type="float" office:value="0.628571" calcext:value-type="float">
            <text:p>0,62857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VER)</text:span></text:p>
          </table:table-cell>
          <table:table-cell office:value-type="string" calcext:value-type="string">
            <text:p><text:span text:style-name="T4">Nikola Kalinic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648" calcext:value-type="float">
            <text:p>264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table:formula="of:=[.G45]/[.E45]" office:value-type="float" office:value="0.576923" calcext:value-type="float">
            <text:p>0,57692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Dries Mertens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671" calcext:value-type="float">
            <text:p>2671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float" office:value="2016" calcext:value-type="float">
            <text:p>2016</text:p>
          </table:table-cell>
          <table:table-cell table:formula="of:=[.G46]/[.E46]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ATA)</text:span></text:p>
          </table:table-cell>
          <table:table-cell office:value-type="string" calcext:value-type="string">
            <text:p><text:span text:style-name="T4">Alejandro Gomez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247" calcext:value-type="float">
            <text:p>3247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table:formula="of:=[.G47]/[.E47]" office:value-type="float" office:value="0.432432" calcext:value-type="float">
            <text:p>0,432432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FIO)</text:span></text:p>
          </table:table-cell>
          <table:table-cell office:value-type="string" calcext:value-type="string">
            <text:p><text:span text:style-name="T4">Jose CallejOn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276" calcext:value-type="float">
            <text:p>3276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table:formula="of:=[.G48]/[.E48]" office:value-type="float" office:value="0.378378" calcext:value-type="float">
            <text:p>0,37837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BEN)</text:span></text:p>
          </table:table-cell>
          <table:table-cell office:value-type="string" calcext:value-type="string">
            <text:p><text:span text:style-name="T4">Iago Falque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633" calcext:value-type="float">
            <text:p>2633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table:formula="of:=[.G49]/[.E49]" office:value-type="float" office:value="0.387097" calcext:value-type="float">
            <text:p>0,38709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CAG)</text:span></text:p>
          </table:table-cell>
          <table:table-cell office:value-type="string" calcext:value-type="string">
            <text:p><text:span text:style-name="T4">Giovanni Simeone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764" calcext:value-type="float">
            <text:p>2764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table:formula="of:=[.G50]/[.E50]" office:value-type="float" office:value="0.413793" calcext:value-type="float">
            <text:p>0,41379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Mauro Icardi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188" calcext:value-type="float">
            <text:p>3188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table:formula="of:=[.G51]/[.E51]" office:value-type="float" office:value="0.705882" calcext:value-type="float">
            <text:p>0,705882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CRZ)</text:span></text:p>
          </table:table-cell>
          <table:table-cell office:value-type="string" calcext:value-type="string">
            <text:p><text:span text:style-name="T4">Diego Falcinelli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308" calcext:value-type="float">
            <text:p>3308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table:formula="of:=[.G52]/[.E52]" office:value-type="float" office:value="0.371429" calcext:value-type="float">
            <text:p>0,371429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Cyril</text:span></text:p>
          </table:table-cell>
          <table:table-cell office:value-type="string" calcext:value-type="string">
            <text:p><text:span text:style-name="T4">Cyril Thereau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585" calcext:value-type="float">
            <text:p>258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table:formula="of:=[.G53]/[.E53]" office:value-type="float" office:value="0.387097" calcext:value-type="float">
            <text:p>0,38709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ROM)</text:span></text:p>
          </table:table-cell>
          <table:table-cell office:value-type="string" calcext:value-type="string">
            <text:p><text:span text:style-name="T4">Edin Dzeko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194" calcext:value-type="float">
            <text:p>3194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2016" calcext:value-type="float">
            <text:p>2016</text:p>
          </table:table-cell>
          <table:table-cell table:formula="of:=[.G54]/[.E54]" office:value-type="float" office:value="0.878788" calcext:value-type="float">
            <text:p>0,87878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Lorenzo Insigne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031" calcext:value-type="float">
            <text:p>3031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table:formula="of:=[.G55]/[.E55]" office:value-type="float" office:value="0.514286" calcext:value-type="float">
            <text:p>0,514286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SAM)</text:span></text:p>
          </table:table-cell>
          <table:table-cell office:value-type="string" calcext:value-type="string">
            <text:p><text:span text:style-name="T4">Fabio Quagliarella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030" calcext:value-type="float">
            <text:p>3030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table:formula="of:=[.G56]/[.E56]" office:value-type="float" office:value="0.342857" calcext:value-type="float">
            <text:p>0,34285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Marco</text:span></text:p>
          </table:table-cell>
          <table:table-cell office:value-type="string" calcext:value-type="string">
            <text:p><text:span text:style-name="T4">Borriello 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737" calcext:value-type="float">
            <text:p>273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table:formula="of:=[.G57]/[.E57]" office:value-type="float" office:value="0.533333" calcext:value-type="float">
            <text:p>0,53333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VIL)</text:span></text:p>
          </table:table-cell>
          <table:table-cell office:value-type="string" calcext:value-type="string">
            <text:p><text:span text:style-name="T4">Carlos Bacca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228" calcext:value-type="float">
            <text:p>2228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table:formula="of:=[.G58]/[.E58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IMI)</text:span></text:p>
          </table:table-cell>
          <table:table-cell office:value-type="string" calcext:value-type="string">
            <text:p><text:span text:style-name="T4">Gonzalo Higuain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3138" calcext:value-type="float">
            <text:p>3138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016" calcext:value-type="float">
            <text:p>2016</text:p>
          </table:table-cell>
          <table:table-cell table:formula="of:=[.G59]/[.E59]" office:value-type="float" office:value="0.75" calcext:value-type="float">
            <text:p>0,7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SAM)</text:span></text:p>
          </table:table-cell>
          <table:table-cell office:value-type="string" calcext:value-type="string">
            <text:p><text:span text:style-name="T4">Keita Balde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2033" calcext:value-type="float">
            <text:p>203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table:formula="of:=[.G60]/[.E60]" office:value-type="float" office:value="0.761905" calcext:value-type="float">
            <text:p>0,76190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TOR)</text:span></text:p>
          </table:table-cell>
          <table:table-cell office:value-type="string" calcext:value-type="string">
            <text:p><text:span text:style-name="T4">Andrea Belotti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241" calcext:value-type="float">
            <text:p>3241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table:formula="of:=[.G61]/[.E61]" office:value-type="float" office:value="0.764706" calcext:value-type="float">
            <text:p>0,764706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Florin</text:span></text:p>
          </table:table-cell>
          <table:table-cell office:value-type="string" calcext:value-type="string">
            <text:p><text:span text:style-name="T4">Andone 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84" calcext:value-type="float">
            <text:p>2984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table:formula="of:=[.G62]/[.E62]" office:value-type="float" office:value="0.375" calcext:value-type="float">
            <text:p>0,37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ET)</text:span></text:p>
          </table:table-cell>
          <table:table-cell office:value-type="string" calcext:value-type="string">
            <text:p><text:span text:style-name="T4">Juanmi Callejon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1849" calcext:value-type="float">
            <text:p>184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table:formula="of:=[.G63]/[.E63]" office:value-type="float" office:value="0.578947" calcext:value-type="float">
            <text:p>0,578947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Antoine Griezmann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129" calcext:value-type="float">
            <text:p>3129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table:formula="of:=[.G64]/[.E64]" office:value-type="float" office:value="0.444444" calcext:value-type="float">
            <text:p>0,444444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ATL)</text:span></text:p>
          </table:table-cell>
          <table:table-cell office:value-type="string" calcext:value-type="string">
            <text:p><text:span text:style-name="T4">Luis Suarez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2940" calcext:value-type="float">
            <text:p>294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table:formula="of:=[.G65]/[.E65]" office:value-type="float" office:value="0.823529" calcext:value-type="float">
            <text:p>0,82352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CAR)</text:span></text:p>
          </table:table-cell>
          <table:table-cell office:value-type="string" calcext:value-type="string">
            <text:p><text:span text:style-name="T4">Ruben Castro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842" calcext:value-type="float">
            <text:p>2842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table:formula="of:=[.G66]/[.E66]" office:value-type="float" office:value="0.40625" calcext:value-type="float">
            <text:p>0,4062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VAL)</text:span></text:p>
          </table:table-cell>
          <table:table-cell office:value-type="string" calcext:value-type="string">
            <text:p><text:span text:style-name="T4">Kevin Gameiro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1745" calcext:value-type="float">
            <text:p>174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table:formula="of:=[.G67]/[.E67]" office:value-type="float" office:value="0.619048" calcext:value-type="float">
            <text:p>0,619048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JUV)</text:span></text:p>
          </table:table-cell>
          <table:table-cell office:value-type="string" calcext:value-type="string">
            <text:p><text:span text:style-name="T4">Cristiano Ronaldo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634" calcext:value-type="float">
            <text:p>2634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table:formula="of:=[.G68]/[.E68]" office:value-type="float" office:value="0.862069" calcext:value-type="float">
            <text:p>0,86206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RMA)</text:span></text:p>
          </table:table-cell>
          <table:table-cell office:value-type="string" calcext:value-type="string">
            <text:p><text:span text:style-name="T4">Karim Benzema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table:formula="of:=[.G69]/[.E69]" office:value-type="float" office:value="0.478261" calcext:value-type="float">
            <text:p>0,478261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Neymar 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694" calcext:value-type="float">
            <text:p>2694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table:formula="of:=[.G70]/[.E70]" office:value-type="float" office:value="0.433333" calcext:value-type="float">
            <text:p>0,43333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CEL)</text:span></text:p>
          </table:table-cell>
          <table:table-cell office:value-type="string" calcext:value-type="string">
            <text:p><text:span text:style-name="T4">Iago Aspas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2354" calcext:value-type="float">
            <text:p>2354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table:formula="of:=[.G71]/[.E71]" office:value-type="float" office:value="0.76" calcext:value-type="float">
            <text:p>0,76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EIB)</text:span></text:p>
          </table:table-cell>
          <table:table-cell office:value-type="string" calcext:value-type="string">
            <text:p><text:span text:style-name="T4">Sergi Enrich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904" calcext:value-type="float">
            <text:p>290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table:formula="of:=[.G72]/[.E72]" office:value-type="float" office:value="0.354839" calcext:value-type="float">
            <text:p>0,35483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None</text:span></text:p>
          </table:table-cell>
          <table:table-cell office:value-type="string" calcext:value-type="string">
            <text:p><text:span text:style-name="T4">Aduriz 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480" calcext:value-type="float">
            <text:p>248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table:formula="of:=[.G73]/[.E73]" office:value-type="float" office:value="0.592593" calcext:value-type="float">
            <text:p>0,59259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HUE)</text:span></text:p>
          </table:table-cell>
          <table:table-cell office:value-type="string" calcext:value-type="string">
            <text:p><text:span text:style-name="T4">Sandro Ramlrez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340" calcext:value-type="float">
            <text:p>2340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table:formula="of:=[.G74]/[.E74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Lionel Messi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10" calcext:value-type="float">
            <text:p>2910</text:p>
          </table:table-cell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table:formula="of:=[.G75]/[.E75]" office:value-type="float" office:value="1.15625" calcext:value-type="float">
            <text:p>1,1562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VIL)</text:span></text:p>
          </table:table-cell>
          <table:table-cell office:value-type="string" calcext:value-type="string">
            <text:p><text:span text:style-name="T4">Gerard Moreno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361" calcext:value-type="float">
            <text:p>3361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table:formula="of:=[.G76]/[.E76]" office:value-type="float" office:value="0.351351" calcext:value-type="float">
            <text:p>0,351351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JUV)</text:span></text:p>
          </table:table-cell>
          <table:table-cell office:value-type="string" calcext:value-type="string">
            <text:p><text:span text:style-name="T4">Morata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1392" calcext:value-type="float">
            <text:p>139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table:formula="of:=[.G77]/[.E77]" office:value-type="float" office:value="1.07143" calcext:value-type="float">
            <text:p>1,0714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MON)</text:span></text:p>
          </table:table-cell>
          <table:table-cell office:value-type="string" calcext:value-type="string">
            <text:p><text:span text:style-name="T4">Wissam Ben Yedder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735" calcext:value-type="float">
            <text:p>173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table:formula="of:=[.G78]/[.E78]" office:value-type="float" office:value="0.55" calcext:value-type="float">
            <text:p>0,5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OC)</text:span></text:p>
          </table:table-cell>
          <table:table-cell office:value-type="string" calcext:value-type="string">
            <text:p><text:span text:style-name="T4">Willian Jose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102" calcext:value-type="float">
            <text:p>210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table:formula="of:=[.G79]/[.E79]" office:value-type="float" office:value="0.444444" calcext:value-type="float">
            <text:p>0,444444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OC)</text:span></text:p>
          </table:table-cell>
          <table:table-cell office:value-type="string" calcext:value-type="string">
            <text:p><text:span text:style-name="T4">Cedric Bakambu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1633" calcext:value-type="float">
            <text:p>163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table:formula="of:=[.G80]/[.E80]" office:value-type="float" office:value="0.588235" calcext:value-type="float">
            <text:p>0,58823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RMA)</text:span></text:p>
          </table:table-cell>
          <table:table-cell office:value-type="string" calcext:value-type="string">
            <text:p><text:span text:style-name="T4">Isco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table:formula="of:=[.G81]/[.E81]" office:value-type="float" office:value="0.555556" calcext:value-type="float">
            <text:p>0,55555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AY)</text:span></text:p>
          </table:table-cell>
          <table:table-cell office:value-type="string" calcext:value-type="string">
            <text:p><text:span text:style-name="T4">Robert Lewandowski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247" calcext:value-type="float">
            <text:p>224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2017" calcext:value-type="float">
            <text:p>2017</text:p>
          </table:table-cell>
          <table:table-cell table:formula="of:=[.G82]/[.E82]" office:value-type="float" office:value="1.20833" calcext:value-type="float">
            <text:p>1,20833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VW)</text:span></text:p>
          </table:table-cell>
          <table:table-cell office:value-type="string" calcext:value-type="string">
            <text:p><text:span text:style-name="T4">Niclas Fullkrug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507" calcext:value-type="float">
            <text:p>2507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table:formula="of:=[.G83]/[.E83]" office:value-type="float" office:value="0.538462" calcext:value-type="float">
            <text:p>0,538462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TP)</text:span></text:p>
          </table:table-cell>
          <table:table-cell office:value-type="string" calcext:value-type="string">
            <text:p><text:span text:style-name="T4">Guido Burgstaller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447" calcext:value-type="float">
            <text:p>244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table:formula="of:=[.G84]/[.E84]" office:value-type="float" office:value="0.458333" calcext:value-type="float">
            <text:p>0,458333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OT)</text:span></text:p>
          </table:table-cell>
          <table:table-cell office:value-type="string" calcext:value-type="string">
            <text:p><text:span text:style-name="T4">Salomon Kalou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272" calcext:value-type="float">
            <text:p>227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table:formula="of:=[.G85]/[.E85]" office:value-type="float" office:value="0.444444" calcext:value-type="float">
            <text:p>0,44444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DOR)</text:span></text:p>
          </table:table-cell>
          <table:table-cell office:value-type="string" calcext:value-type="string">
            <text:p><text:span text:style-name="T4">Thorgan Hazard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062" calcext:value-type="float">
            <text:p>306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table:formula="of:=[.G86]/[.E86]" office:value-type="float" office:value="0.30303" calcext:value-type="float">
            <text:p>0,30303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NAN)</text:span></text:p>
          </table:table-cell>
          <table:table-cell office:value-type="string" calcext:value-type="string">
            <text:p><text:span text:style-name="T4">Jean-Kevin Augustin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1330" calcext:value-type="float">
            <text:p>133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table:formula="of:=[.G87]/[.E87]" office:value-type="float" office:value="0.642857" calcext:value-type="float">
            <text:p>0,642857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AY)</text:span></text:p>
          </table:table-cell>
          <table:table-cell office:value-type="string" calcext:value-type="string">
            <text:p><text:span text:style-name="T4">Serge Gnabry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55" calcext:value-type="float">
            <text:p>155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table:formula="of:=[.G88]/[.E88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HOF)</text:span></text:p>
          </table:table-cell>
          <table:table-cell office:value-type="string" calcext:value-type="string">
            <text:p><text:span text:style-name="T4">Andrej Kramaric</text:span></text:p>
          </table:table-cell>
          <table:table-cell office:value-type="float" office:value="22" calcext:value-type="float">
            <text:p>22</text:p>
          </table:table-cell>
          <table:table-cell office:value-type="float" office:value="2353" calcext:value-type="float">
            <text:p>2353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  <table:table-cell table:formula="of:=[.G89]/[.E89]" office:value-type="float" office:value="0.590909" calcext:value-type="float">
            <text:p>0,590909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CF)</text:span></text:p>
          </table:table-cell>
          <table:table-cell office:value-type="string" calcext:value-type="string">
            <text:p><text:span text:style-name="T4">Nils Petersen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362" calcext:value-type="float">
            <text:p>23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table:formula="of:=[.G90]/[.E90]" office:value-type="float" office:value="0.625" calcext:value-type="float">
            <text:p>0,62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None</text:span></text:p>
          </table:table-cell>
          <table:table-cell office:value-type="string" calcext:value-type="string">
            <text:p><text:span text:style-name="T4">Sandro Wagner 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1666" calcext:value-type="float">
            <text:p>1666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table:formula="of:=[.G91]/[.E91]" office:value-type="float" office:value="0.666667" calcext:value-type="float">
            <text:p>0,666667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CHE)</text:span></text:p>
          </table:table-cell>
          <table:table-cell office:value-type="string" calcext:value-type="string">
            <text:p><text:span text:style-name="T4">Timo Werner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596" calcext:value-type="float">
            <text:p>2596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017" calcext:value-type="float">
            <text:p>2017</text:p>
          </table:table-cell>
          <table:table-cell table:formula="of:=[.G92]/[.E92]" office:value-type="float" office:value="0.464286" calcext:value-type="float">
            <text:p>0,46428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LEV)</text:span></text:p>
          </table:table-cell>
          <table:table-cell office:value-type="string" calcext:value-type="string">
            <text:p><text:span text:style-name="T4">Leon Bailey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2317" calcext:value-type="float">
            <text:p>2317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table:formula="of:=[.G93]/[.E93]" office:value-type="float" office:value="0.36" calcext:value-type="float">
            <text:p>0,3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VfB)</text:span></text:p>
          </table:table-cell>
          <table:table-cell office:value-type="string" calcext:value-type="string">
            <text:p><text:span text:style-name="T4">Daniel Didavi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312" calcext:value-type="float">
            <text:p>231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table:formula="of:=[.G94]/[.E94]" office:value-type="float" office:value="0.346154" calcext:value-type="float">
            <text:p>0,34615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FCA)</text:span></text:p>
          </table:table-cell>
          <table:table-cell office:value-type="string" calcext:value-type="string">
            <text:p><text:span text:style-name="T4">Alfred Finnbogason</text:span></text:p>
          </table:table-cell>
          <table:table-cell office:value-type="float" office:value="22" calcext:value-type="float">
            <text:p>22</text:p>
          </table:table-cell>
          <table:table-cell office:value-type="float" office:value="1879" calcext:value-type="float">
            <text:p>1879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table:formula="of:=[.G95]/[.E95]" office:value-type="float" office:value="0.545455" calcext:value-type="float">
            <text:p>0,54545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VW)</text:span></text:p>
          </table:table-cell>
          <table:table-cell office:value-type="string" calcext:value-type="string">
            <text:p><text:span text:style-name="T4">Davie Selke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table:formula="of:=[.G96]/[.E96]" office:value-type="float" office:value="0.526316" calcext:value-type="float">
            <text:p>0,52631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CH)</text:span></text:p>
          </table:table-cell>
          <table:table-cell office:value-type="string" calcext:value-type="string">
            <text:p><text:span text:style-name="T4">Mark Uth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279" calcext:value-type="float">
            <text:p>2279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table:formula="of:=[.G97]/[.E97]" office:value-type="float" office:value="0.583333" calcext:value-type="float">
            <text:p>0,583333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FCA)</text:span></text:p>
          </table:table-cell>
          <table:table-cell office:value-type="string" calcext:value-type="string">
            <text:p><text:span text:style-name="T4">Michael Gregoritsch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626" calcext:value-type="float">
            <text:p>2626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table:formula="of:=[.G98]/[.E98]" office:value-type="float" office:value="0.433333" calcext:value-type="float">
            <text:p>0,433333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DOR)</text:span></text:p>
          </table:table-cell>
          <table:table-cell office:value-type="string" calcext:value-type="string">
            <text:p><text:span text:style-name="T4">Julian Brandt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419" calcext:value-type="float">
            <text:p>241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table:formula="of:=[.G99]/[.E99]" office:value-type="float" office:value="0.346154" calcext:value-type="float">
            <text:p>0,34615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MON)</text:span></text:p>
          </table:table-cell>
          <table:table-cell office:value-type="string" calcext:value-type="string">
            <text:p><text:span text:style-name="T4">Kevin Volland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693" calcext:value-type="float">
            <text:p>269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table:formula="of:=[.G100]/[.E100]" office:value-type="float" office:value="0.466667" calcext:value-type="float">
            <text:p>0,466667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ARS)</text:span></text:p>
          </table:table-cell>
          <table:table-cell office:value-type="string" calcext:value-type="string">
            <text:p><text:span text:style-name="T4">Pierre-Emerick Aubameyang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table:formula="of:=[.G101]/[.E101]" office:value-type="float" office:value="0.8125" calcext:value-type="float">
            <text:p>0,812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BEN)</text:span></text:p>
          </table:table-cell>
          <table:table-cell office:value-type="string" calcext:value-type="string">
            <text:p><text:span text:style-name="T4">Iago Falque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2950" calcext:value-type="float">
            <text:p>295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table:formula="of:=[.G102]/[.E102]" office:value-type="float" office:value="0.352941" calcext:value-type="float">
            <text:p>0,35294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FIO)</text:span></text:p>
          </table:table-cell>
          <table:table-cell office:value-type="string" calcext:value-type="string">
            <text:p><text:span text:style-name="T4">Jose Callejon</text:span></text:p>
          </table:table-cell>
          <table:table-cell office:value-type="float" office:value="38" calcext:value-type="float">
            <text:p>38</text:p>
          </table:table-cell>
          <table:table-cell office:value-type="float" office:value="3359" calcext:value-type="float">
            <text:p>3359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table:formula="of:=[.G103]/[.E103]" office:value-type="float" office:value="0.263158" calcext:value-type="float">
            <text:p>0,26315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LAZ)</text:span></text:p>
          </table:table-cell>
          <table:table-cell office:value-type="string" calcext:value-type="string">
            <text:p><text:span text:style-name="T4">Sergej Milinkovic-Savic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014" calcext:value-type="float">
            <text:p>3014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table:formula="of:=[.G104]/[.E104]" office:value-type="float" office:value="0.363636" calcext:value-type="float">
            <text:p>0,363636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ATA)</text:span></text:p>
          </table:table-cell>
          <table:table-cell office:value-type="string" calcext:value-type="string">
            <text:p><text:span text:style-name="T4">Duvan Zapata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229" calcext:value-type="float">
            <text:p>222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table:formula="of:=[.G105]/[.E105]" office:value-type="float" office:value="0.458333" calcext:value-type="float">
            <text:p>0,45833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JUV)</text:span></text:p>
          </table:table-cell>
          <table:table-cell office:value-type="string" calcext:value-type="string">
            <text:p><text:span text:style-name="T4">Paulo Dybala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407" calcext:value-type="float">
            <text:p>2407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  <table:table-cell table:formula="of:=[.G106]/[.E106]" office:value-type="float" office:value="0.846154" calcext:value-type="float">
            <text:p>0,846154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IMI)</text:span></text:p>
          </table:table-cell>
          <table:table-cell office:value-type="string" calcext:value-type="string">
            <text:p><text:span text:style-name="T4">Gonzalo Higuain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35" calcext:value-type="float">
            <text:p>2935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017" calcext:value-type="float">
            <text:p>2017</text:p>
          </table:table-cell>
          <table:table-cell table:formula="of:=[.G107]/[.E107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Mirco Antenucci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735" calcext:value-type="float">
            <text:p>273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table:formula="of:=[.G108]/[.E108]" office:value-type="float" office:value="0.392857" calcext:value-type="float">
            <text:p>0,39285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SAM)</text:span></text:p>
          </table:table-cell>
          <table:table-cell office:value-type="string" calcext:value-type="string">
            <text:p><text:span text:style-name="T4">Fabio Quagliarella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2864" calcext:value-type="float">
            <text:p>2864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  <table:table-cell table:formula="of:=[.G109]/[.E109]" office:value-type="float" office:value="0.575758" calcext:value-type="float">
            <text:p>0,57575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LAZ)</text:span></text:p>
          </table:table-cell>
          <table:table-cell office:value-type="string" calcext:value-type="string">
            <text:p><text:span text:style-name="T4">Luis Alberto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797" calcext:value-type="float">
            <text:p>279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table:formula="of:=[.G110]/[.E110]" office:value-type="float" office:value="0.34375" calcext:value-type="float">
            <text:p>0,3437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PAR)</text:span></text:p>
          </table:table-cell>
          <table:table-cell office:value-type="string" calcext:value-type="string">
            <text:p><text:span text:style-name="T4">Roberto Inglese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2914" calcext:value-type="float">
            <text:p>2914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table:formula="of:=[.G111]/[.E111]" office:value-type="float" office:value="0.363636" calcext:value-type="float">
            <text:p>0,363636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TOR)</text:span></text:p>
          </table:table-cell>
          <table:table-cell office:value-type="string" calcext:value-type="string">
            <text:p><text:span text:style-name="T4">Andrea Belotti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854" calcext:value-type="float">
            <text:p>285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table:formula="of:=[.G112]/[.E112]" office:value-type="float" office:value="0.344828" calcext:value-type="float">
            <text:p>0,34482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ATA)</text:span></text:p>
          </table:table-cell>
          <table:table-cell office:value-type="string" calcext:value-type="string">
            <text:p><text:span text:style-name="T4">Josip Ilicic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2115" calcext:value-type="float">
            <text:p>2115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table:formula="of:=[.G113]/[.E113]" office:value-type="float" office:value="0.52381" calcext:value-type="float">
            <text:p>0,5238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CAG)</text:span></text:p>
          </table:table-cell>
          <table:table-cell office:value-type="string" calcext:value-type="string">
            <text:p><text:span text:style-name="T4">Giovanni Simeone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157" calcext:value-type="float">
            <text:p>3157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table:formula="of:=[.G114]/[.E114]" office:value-type="float" office:value="0.388889" calcext:value-type="float">
            <text:p>0,388889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INT)</text:span></text:p>
          </table:table-cell>
          <table:table-cell office:value-type="string" calcext:value-type="string">
            <text:p><text:span text:style-name="T4">Ivan Perisic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491" calcext:value-type="float">
            <text:p>349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table:formula="of:=[.G115]/[.E115]" office:value-type="float" office:value="0.297297" calcext:value-type="float">
            <text:p>0,29729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ROM)</text:span></text:p>
          </table:table-cell>
          <table:table-cell office:value-type="string" calcext:value-type="string">
            <text:p><text:span text:style-name="T4">Edin Dzeko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177" calcext:value-type="float">
            <text:p>3177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float" office:value="2017" calcext:value-type="float">
            <text:p>2017</text:p>
          </table:table-cell>
          <table:table-cell table:formula="of:=[.G116]/[.E116]" office:value-type="float" office:value="0.484848" calcext:value-type="float">
            <text:p>0,48484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CAG)</text:span></text:p>
          </table:table-cell>
          <table:table-cell office:value-type="string" calcext:value-type="string">
            <text:p><text:span text:style-name="T4">Leonardo Pavoletti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897" calcext:value-type="float">
            <text:p>2897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table:formula="of:=[.G117]/[.E117]" office:value-type="float" office:value="0.354839" calcext:value-type="float">
            <text:p>0,354839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LAZ)</text:span></text:p>
          </table:table-cell>
          <table:table-cell office:value-type="string" calcext:value-type="string">
            <text:p><text:span text:style-name="T4">Ciro Immobile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2799" calcext:value-type="float">
            <text:p>2799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2017" calcext:value-type="float">
            <text:p>2017</text:p>
          </table:table-cell>
          <table:table-cell table:formula="of:=[.G118]/[.E118]" office:value-type="float" office:value="0.878788" calcext:value-type="float">
            <text:p>0,878788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Dries Mertens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133" calcext:value-type="float">
            <text:p>3133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2017" calcext:value-type="float">
            <text:p>2017</text:p>
          </table:table-cell>
          <table:table-cell table:formula="of:=[.G119]/[.E119]" office:value-type="float" office:value="0.514286" calcext:value-type="float">
            <text:p>0,514286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Mauro Icardi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096" calcext:value-type="float">
            <text:p>3096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017" calcext:value-type="float">
            <text:p>2017</text:p>
          </table:table-cell>
          <table:table-cell table:formula="of:=[.G120]/[.E120]" office:value-type="float" office:value="0.852941" calcext:value-type="float">
            <text:p>0,85294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UDI)</text:span></text:p>
          </table:table-cell>
          <table:table-cell office:value-type="string" calcext:value-type="string">
            <text:p><text:span text:style-name="T4">Kevin Lasagna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244" calcext:value-type="float">
            <text:p>224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table:formula="of:=[.G121]/[.E121]" office:value-type="float" office:value="0.461538" calcext:value-type="float">
            <text:p>0,461538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TOR)</text:span></text:p>
          </table:table-cell>
          <table:table-cell office:value-type="string" calcext:value-type="string">
            <text:p><text:span text:style-name="T4">Simone Zaza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163" calcext:value-type="float">
            <text:p>216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table:formula="of:=[.G122]/[.E122]" office:value-type="float" office:value="0.565217" calcext:value-type="float">
            <text:p>0,565217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Antoine Griezmann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596" calcext:value-type="float">
            <text:p>259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017" calcext:value-type="float">
            <text:p>2017</text:p>
          </table:table-cell>
          <table:table-cell table:formula="of:=[.G123]/[.E123]" office:value-type="float" office:value="0.633333" calcext:value-type="float">
            <text:p>0,63333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OC)</text:span></text:p>
          </table:table-cell>
          <table:table-cell office:value-type="string" calcext:value-type="string">
            <text:p><text:span text:style-name="T4">Mikel Oyarzabal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864" calcext:value-type="float">
            <text:p>286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table:formula="of:=[.G124]/[.E124]" office:value-type="float" office:value="0.387097" calcext:value-type="float">
            <text:p>0,387097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GET)</text:span></text:p>
          </table:table-cell>
          <table:table-cell office:value-type="string" calcext:value-type="string">
            <text:p><text:span text:style-name="T4">Angel Rodriguez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390" calcext:value-type="float">
            <text:p>239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table:formula="of:=[.G125]/[.E125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CEL)</text:span></text:p>
          </table:table-cell>
          <table:table-cell office:value-type="string" calcext:value-type="string">
            <text:p><text:span text:style-name="T4">Iago Aspas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053" calcext:value-type="float">
            <text:p>3053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  <table:table-cell table:formula="of:=[.G126]/[.E126]" office:value-type="float" office:value="0.666667" calcext:value-type="float">
            <text:p>0,666667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TOT)</text:span></text:p>
          </table:table-cell>
          <table:table-cell office:value-type="string" calcext:value-type="string">
            <text:p><text:span text:style-name="T4">Gareth Bale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872" calcext:value-type="float">
            <text:p>1872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table:formula="of:=[.G127]/[.E127]" office:value-type="float" office:value="0.8" calcext:value-type="float">
            <text:p>0,8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None</text:span></text:p>
          </table:table-cell>
          <table:table-cell office:value-type="string" calcext:value-type="string">
            <text:p><text:span text:style-name="T4">Rodrigo None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770" calcext:value-type="float">
            <text:p>2770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table:formula="of:=[.G128]/[.E128]" office:value-type="float" office:value="0.516129" calcext:value-type="float">
            <text:p>0,51612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ATL)</text:span></text:p>
          </table:table-cell>
          <table:table-cell office:value-type="string" calcext:value-type="string">
            <text:p><text:span text:style-name="T4">Luis Suarez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3008" calcext:value-type="float">
            <text:p>3008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2017" calcext:value-type="float">
            <text:p>2017</text:p>
          </table:table-cell>
          <table:table-cell table:formula="of:=[.G129]/[.E129]" office:value-type="float" office:value="0.78125" calcext:value-type="float">
            <text:p>0,7812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LEV)</text:span></text:p>
          </table:table-cell>
          <table:table-cell office:value-type="string" calcext:value-type="string">
            <text:p><text:span text:style-name="T4">Sergio Leon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071" calcext:value-type="float">
            <text:p>207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table:formula="of:=[.G130]/[.E130]" office:value-type="float" office:value="0.478261" calcext:value-type="float">
            <text:p>0,478261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Lionel Messi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3123" calcext:value-type="float">
            <text:p>3123</text:p>
          </table:table-cell>
          <table:table-cell office:value-type="float" office:value="33" calcext:value-type="float">
            <text:p>33</text:p>
          </table:table-cell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office:value-type="float" office:value="2017" calcext:value-type="float">
            <text:p>2017</text:p>
          </table:table-cell>
          <table:table-cell table:formula="of:=[.G131]/[.E131]" office:value-type="float" office:value="1.03125" calcext:value-type="float">
            <text:p>1,0312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VAL)</text:span></text:p>
          </table:table-cell>
          <table:table-cell office:value-type="string" calcext:value-type="string">
            <text:p><text:span text:style-name="T4">Maxi Gomez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168" calcext:value-type="float">
            <text:p>3168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table:formula="of:=[.G132]/[.E132]" office:value-type="float" office:value="0.514286" calcext:value-type="float">
            <text:p>0,514286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OC)</text:span></text:p>
          </table:table-cell>
          <table:table-cell office:value-type="string" calcext:value-type="string">
            <text:p><text:span text:style-name="T4">Willian Josa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869" calcext:value-type="float">
            <text:p>286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table:formula="of:=[.G133]/[.E133]" office:value-type="float" office:value="0.46875" calcext:value-type="float">
            <text:p>0,4687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JUV)</text:span></text:p>
          </table:table-cell>
          <table:table-cell office:value-type="string" calcext:value-type="string">
            <text:p><text:span text:style-name="T4">Cristiano Ronaldo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375" calcext:value-type="float">
            <text:p>2375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2017" calcext:value-type="float">
            <text:p>2017</text:p>
          </table:table-cell>
          <table:table-cell table:formula="of:=[.G134]/[.E134]" office:value-type="float" office:value="0.962963" calcext:value-type="float">
            <text:p>0,96296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OC)</text:span></text:p>
          </table:table-cell>
          <table:table-cell office:value-type="string" calcext:value-type="string">
            <text:p><text:span text:style-name="T4">Portu 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081" calcext:value-type="float">
            <text:p>308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table:formula="of:=[.G135]/[.E135]" office:value-type="float" office:value="0.314286" calcext:value-type="float">
            <text:p>0,314286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VIL)</text:span></text:p>
          </table:table-cell>
          <table:table-cell office:value-type="string" calcext:value-type="string">
            <text:p><text:span text:style-name="T4">Gerard Moreno</text:span></text:p>
          </table:table-cell>
          <table:table-cell office:value-type="float" office:value="38" calcext:value-type="float">
            <text:p>38</text:p>
          </table:table-cell>
          <table:table-cell office:value-type="float" office:value="3555" calcext:value-type="float">
            <text:p>3555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2017" calcext:value-type="float">
            <text:p>2017</text:p>
          </table:table-cell>
          <table:table-cell table:formula="of:=[.G136]/[.E136]" office:value-type="float" office:value="0.421053" calcext:value-type="float">
            <text:p>0,42105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GIR)</text:span></text:p>
          </table:table-cell>
          <table:table-cell office:value-type="string" calcext:value-type="string">
            <text:p><text:span text:style-name="T4">Cristhian Stuani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785" calcext:value-type="float">
            <text:p>2785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table:formula="of:=[.G137]/[.E137]" office:value-type="float" office:value="0.65625" calcext:value-type="float">
            <text:p>0,6562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VIL)</text:span></text:p>
          </table:table-cell>
          <table:table-cell office:value-type="string" calcext:value-type="string">
            <text:p><text:span text:style-name="T4">Carlos Bacca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572" calcext:value-type="float">
            <text:p>2572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table:formula="of:=[.G138]/[.E138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CEL)</text:span></text:p>
          </table:table-cell>
          <table:table-cell office:value-type="string" calcext:value-type="string">
            <text:p><text:span text:style-name="T4">Santi Mina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1630" calcext:value-type="float">
            <text:p>163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table:formula="of:=[.G139]/[.E139]" office:value-type="float" office:value="0.705882" calcext:value-type="float">
            <text:p>0,705882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LEV)</text:span></text:p>
          </table:table-cell>
          <table:table-cell office:value-type="string" calcext:value-type="string">
            <text:p><text:span text:style-name="T4">Morales 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180" calcext:value-type="float">
            <text:p>318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table:formula="of:=[.G140]/[.E140]" office:value-type="float" office:value="0.285714" calcext:value-type="float">
            <text:p>0,285714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EV)</text:span></text:p>
          </table:table-cell>
          <table:table-cell office:value-type="string" calcext:value-type="string">
            <text:p><text:span text:style-name="T4">Munir 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517" calcext:value-type="float">
            <text:p>2517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table:formula="of:=[.G141]/[.E141]" office:value-type="float" office:value="0.357143" calcext:value-type="float">
            <text:p>0,357143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CRY)</text:span></text:p>
          </table:table-cell>
          <table:table-cell office:value-type="string" calcext:value-type="string">
            <text:p><text:span text:style-name="T4">Luka Milivojevic</text:span></text:p>
          </table:table-cell>
          <table:table-cell office:value-type="float" office:value="38" calcext:value-type="float">
            <text:p>38</text:p>
          </table:table-cell>
          <table:table-cell office:value-type="float" office:value="3651" calcext:value-type="float">
            <text:p>365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table:formula="of:=[.G142]/[.E142]" office:value-type="float" office:value="0.315789" calcext:value-type="float">
            <text:p>0,31578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BOU)</text:span></text:p>
          </table:table-cell>
          <table:table-cell office:value-type="string" calcext:value-type="string">
            <text:p><text:span text:style-name="T4">Joshua King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143" calcext:value-type="float">
            <text:p>314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table:formula="of:=[.G143]/[.E143]" office:value-type="float" office:value="0.352941" calcext:value-type="float">
            <text:p>0,35294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U)</text:span></text:p>
          </table:table-cell>
          <table:table-cell office:value-type="string" calcext:value-type="string">
            <text:p><text:span text:style-name="T4">Paul Pogba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233" calcext:value-type="float">
            <text:p>3233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table:formula="of:=[.G144]/[.E144]" office:value-type="float" office:value="0.382353" calcext:value-type="float">
            <text:p>0,382353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IV)</text:span></text:p>
          </table:table-cell>
          <table:table-cell office:value-type="string" calcext:value-type="string">
            <text:p><text:span text:style-name="T4">Mohamed Salah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417" calcext:value-type="float">
            <text:p>3417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2018" calcext:value-type="float">
            <text:p>2018</text:p>
          </table:table-cell>
          <table:table-cell table:formula="of:=[.G145]/[.E145]" office:value-type="float" office:value="0.594595" calcext:value-type="float">
            <text:p>0,59459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BUR)</text:span></text:p>
          </table:table-cell>
          <table:table-cell office:value-type="string" calcext:value-type="string">
            <text:p><text:span text:style-name="T4">Ashley Barnes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569" calcext:value-type="float">
            <text:p>2569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table:formula="of:=[.G146]/[.E146]" office:value-type="float" office:value="0.461538" calcext:value-type="float">
            <text:p>0,461538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WAT)</text:span></text:p>
          </table:table-cell>
          <table:table-cell office:value-type="string" calcext:value-type="string">
            <text:p><text:span text:style-name="T4">Glenn Murray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684" calcext:value-type="float">
            <text:p>268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table:formula="of:=[.G147]/[.E147]" office:value-type="float" office:value="0.433333" calcext:value-type="float">
            <text:p>0,433333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EVE)</text:span></text:p>
          </table:table-cell>
          <table:table-cell office:value-type="string" calcext:value-type="string">
            <text:p><text:span text:style-name="T4">Richarlison 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822" calcext:value-type="float">
            <text:p>2822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table:formula="of:=[.G148]/[.E148]" office:value-type="float" office:value="0.4375" calcext:value-type="float">
            <text:p>0,437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IV)</text:span></text:p>
          </table:table-cell>
          <table:table-cell office:value-type="string" calcext:value-type="string">
            <text:p><text:span text:style-name="T4">Sadio Mane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236" calcext:value-type="float">
            <text:p>323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2018" calcext:value-type="float">
            <text:p>2018</text:p>
          </table:table-cell>
          <table:table-cell table:formula="of:=[.G149]/[.E149]" office:value-type="float" office:value="0.628571" calcext:value-type="float">
            <text:p>0,62857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NEW)</text:span></text:p>
          </table:table-cell>
          <table:table-cell office:value-type="string" calcext:value-type="string">
            <text:p><text:span text:style-name="T4">Callum Wilson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714" calcext:value-type="float">
            <text:p>2714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table:formula="of:=[.G150]/[.E150]" office:value-type="float" office:value="0.482759" calcext:value-type="float">
            <text:p>0,48275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TOT)</text:span></text:p>
          </table:table-cell>
          <table:table-cell office:value-type="string" calcext:value-type="string">
            <text:p><text:span text:style-name="T4">Son Heung-Min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152" calcext:value-type="float">
            <text:p>2152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table:formula="of:=[.G151]/[.E151]" office:value-type="float" office:value="0.521739" calcext:value-type="float">
            <text:p>0,52173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TOT)</text:span></text:p>
          </table:table-cell>
          <table:table-cell office:value-type="string" calcext:value-type="string">
            <text:p><text:span text:style-name="T4">Harry Kane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580" calcext:value-type="float">
            <text:p>2580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table:formula="of:=[.G152]/[.E152]" office:value-type="float" office:value="0.62963" calcext:value-type="float">
            <text:p>0,62963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C)</text:span></text:p>
          </table:table-cell>
          <table:table-cell office:value-type="string" calcext:value-type="string">
            <text:p><text:span text:style-name="T4">Sergio Aguero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566" calcext:value-type="float">
            <text:p>256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table:formula="of:=[.G153]/[.E153]" office:value-type="float" office:value="0.677419" calcext:value-type="float">
            <text:p>0,67741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RMA)</text:span></text:p>
          </table:table-cell>
          <table:table-cell office:value-type="string" calcext:value-type="string">
            <text:p><text:span text:style-name="T4">Eden Hazard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3115" calcext:value-type="float">
            <text:p>3115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table:formula="of:=[.G154]/[.E154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ARS)</text:span></text:p>
          </table:table-cell>
          <table:table-cell office:value-type="string" calcext:value-type="string">
            <text:p><text:span text:style-name="T4">Pierre-Emerick Aubameyang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905" calcext:value-type="float">
            <text:p>290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table:formula="of:=[.G155]/[.E155]" office:value-type="float" office:value="0.733333" calcext:value-type="float">
            <text:p>0,733333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EVE)</text:span></text:p>
          </table:table-cell>
          <table:table-cell office:value-type="string" calcext:value-type="string">
            <text:p><text:span text:style-name="T4">Gylfi Sigurdsson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302" calcext:value-type="float">
            <text:p>330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156]/[.E156]" office:value-type="float" office:value="0.361111" calcext:value-type="float">
            <text:p>0,36111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C)</text:span></text:p>
          </table:table-cell>
          <table:table-cell office:value-type="string" calcext:value-type="string">
            <text:p><text:span text:style-name="T4">Raheem Sterling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930" calcext:value-type="float">
            <text:p>2930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table:formula="of:=[.G157]/[.E157]" office:value-type="float" office:value="0.548387" calcext:value-type="float">
            <text:p>0,54838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EI)</text:span></text:p>
          </table:table-cell>
          <table:table-cell office:value-type="string" calcext:value-type="string">
            <text:p><text:span text:style-name="T4">Jamie Vardy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886" calcext:value-type="float">
            <text:p>2886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table:formula="of:=[.G158]/[.E158]" office:value-type="float" office:value="0.6" calcext:value-type="float">
            <text:p>0,6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EI)</text:span></text:p>
          </table:table-cell>
          <table:table-cell office:value-type="string" calcext:value-type="string">
            <text:p><text:span text:style-name="T4">Ayoze Perez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099" calcext:value-type="float">
            <text:p>3099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table:formula="of:=[.G159]/[.E159]" office:value-type="float" office:value="0.352941" calcext:value-type="float">
            <text:p>0,35294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ARS)</text:span></text:p>
          </table:table-cell>
          <table:table-cell office:value-type="string" calcext:value-type="string">
            <text:p><text:span text:style-name="T4">Alexandre Lacazette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670" calcext:value-type="float">
            <text:p>267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table:formula="of:=[.G160]/[.E160]" office:value-type="float" office:value="0.518519" calcext:value-type="float">
            <text:p>0,51851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WOL)</text:span></text:p>
          </table:table-cell>
          <table:table-cell office:value-type="string" calcext:value-type="string">
            <text:p><text:span text:style-name="T4">Raul Jimenez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285" calcext:value-type="float">
            <text:p>3285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161]/[.E161]" office:value-type="float" office:value="0.361111" calcext:value-type="float">
            <text:p>0,361111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MPE)</text:span></text:p>
          </table:table-cell>
          <table:table-cell office:value-type="string" calcext:value-type="string">
            <text:p><text:span text:style-name="T4">Gaetan Laborde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115" calcext:value-type="float">
            <text:p>311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table:formula="of:=[.G162]/[.E162]" office:value-type="float" office:value="0.305556" calcext:value-type="float">
            <text:p>0,305556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Angel Di Maria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418" calcext:value-type="float">
            <text:p>2418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table:formula="of:=[.G163]/[.E163]" office:value-type="float" office:value="0.428571" calcext:value-type="float">
            <text:p>0,428571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BOR)</text:span></text:p>
          </table:table-cell>
          <table:table-cell office:value-type="string" calcext:value-type="string">
            <text:p><text:span text:style-name="T4">Remi Oudin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719" calcext:value-type="float">
            <text:p>271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table:formula="of:=[.G164]/[.E164]" office:value-type="float" office:value="0.3125" calcext:value-type="float">
            <text:p>0,3125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ARS)</text:span></text:p>
          </table:table-cell>
          <table:table-cell office:value-type="string" calcext:value-type="string">
            <text:p><text:span text:style-name="T4">Nicolas Pepe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533" calcext:value-type="float">
            <text:p>353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table:formula="of:=[.G165]/[.E165]" office:value-type="float" office:value="0.594595" calcext:value-type="float">
            <text:p>0,594595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CAE)</text:span></text:p>
          </table:table-cell>
          <table:table-cell office:value-type="string" calcext:value-type="string">
            <text:p><text:span text:style-name="T4">Emiliano Sala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1434" calcext:value-type="float">
            <text:p>143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table:formula="of:=[.G166]/[.E166]" office:value-type="float" office:value="0.75" calcext:value-type="float">
            <text:p>0,75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LIL)</text:span></text:p>
          </table:table-cell>
          <table:table-cell office:value-type="string" calcext:value-type="string">
            <text:p><text:span text:style-name="T4">Jonathan Bamba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190" calcext:value-type="float">
            <text:p>319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table:formula="of:=[.G167]/[.E167]" office:value-type="float" office:value="0.371429" calcext:value-type="float">
            <text:p>0,371429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REN)</text:span></text:p>
          </table:table-cell>
          <table:table-cell office:value-type="string" calcext:value-type="string">
            <text:p><text:span text:style-name="T4">M'Baye Niang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1911" calcext:value-type="float">
            <text:p>191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table:formula="of:=[.G168]/[.E168]" office:value-type="float" office:value="0.578947" calcext:value-type="float">
            <text:p>0,578947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Neymar 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1517" calcext:value-type="float">
            <text:p>1517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table:formula="of:=[.G169]/[.E169]" office:value-type="float" office:value="0.9375" calcext:value-type="float">
            <text:p>0,9375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MNU)</text:span></text:p>
          </table:table-cell>
          <table:table-cell office:value-type="string" calcext:value-type="string">
            <text:p><text:span text:style-name="T4">Edinson Cavani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747" calcext:value-type="float">
            <text:p>174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table:formula="of:=[.G170]/[.E170]" office:value-type="float" office:value="0.9" calcext:value-type="float">
            <text:p>0,9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ANG)</text:span></text:p>
          </table:table-cell>
          <table:table-cell office:value-type="string" calcext:value-type="string">
            <text:p><text:span text:style-name="T4">Stephane Bahoken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541" calcext:value-type="float">
            <text:p>254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171]/[.E171]" office:value-type="float" office:value="0.354839" calcext:value-type="float">
            <text:p>0,354839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SIV)</text:span></text:p>
          </table:table-cell>
          <table:table-cell office:value-type="string" calcext:value-type="string">
            <text:p><text:span text:style-name="T4">Max Gradel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446" calcext:value-type="float">
            <text:p>3446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2018" calcext:value-type="float">
            <text:p>2018</text:p>
          </table:table-cell>
          <table:table-cell table:formula="of:=[.G172]/[.E172]" office:value-type="float" office:value="0.305556" calcext:value-type="float">
            <text:p>0,305556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MAR)</text:span></text:p>
          </table:table-cell>
          <table:table-cell office:value-type="string" calcext:value-type="string">
            <text:p><text:span text:style-name="T4">Florian Thauvin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741" calcext:value-type="float">
            <text:p>2741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table:formula="of:=[.G173]/[.E173]" office:value-type="float" office:value="0.533333" calcext:value-type="float">
            <text:p>0,533333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Kylian Mbappe-Lottin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488" calcext:value-type="float">
            <text:p>2488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018" calcext:value-type="float">
            <text:p>2018</text:p>
          </table:table-cell>
          <table:table-cell table:formula="of:=[.G174]/[.E174]" office:value-type="float" office:value="1.375" calcext:value-type="float">
            <text:p>1,375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STE)</text:span></text:p>
          </table:table-cell>
          <table:table-cell office:value-type="string" calcext:value-type="string">
            <text:p><text:span text:style-name="T4">Wahbi Khazri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table:formula="of:=[.G175]/[.E175]" office:value-type="float" office:value="0.40625" calcext:value-type="float">
            <text:p>0,40625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GAL)</text:span></text:p>
          </table:table-cell>
          <table:table-cell office:value-type="string" calcext:value-type="string">
            <text:p><text:span text:style-name="T4">Falcao 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699" calcext:value-type="float">
            <text:p>2699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table:formula="of:=[.G176]/[.E176]" office:value-type="float" office:value="0.517241" calcext:value-type="float">
            <text:p>0,517241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MPE)</text:span></text:p>
          </table:table-cell>
          <table:table-cell office:value-type="string" calcext:value-type="string">
            <text:p><text:span text:style-name="T4">Andy Delort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263" calcext:value-type="float">
            <text:p>3263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table:formula="of:=[.G177]/[.E177]" office:value-type="float" office:value="0.388889" calcext:value-type="float">
            <text:p>0,388889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LYO)</text:span></text:p>
          </table:table-cell>
          <table:table-cell office:value-type="string" calcext:value-type="string">
            <text:p><text:span text:style-name="T4">Moussa Dembele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2154" calcext:value-type="float">
            <text:p>215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table:formula="of:=[.G178]/[.E178]" office:value-type="float" office:value="0.714286" calcext:value-type="float">
            <text:p>0,714286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STR)</text:span></text:p>
          </table:table-cell>
          <table:table-cell office:value-type="string" calcext:value-type="string">
            <text:p><text:span text:style-name="T4">Lebo Mothiba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2154" calcext:value-type="float">
            <text:p>215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table:formula="of:=[.G179]/[.E179]" office:value-type="float" office:value="0.47619" calcext:value-type="float">
            <text:p>0,47619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LYO)</text:span></text:p>
          </table:table-cell>
          <table:table-cell office:value-type="string" calcext:value-type="string">
            <text:p><text:span text:style-name="T4">Memphis Depay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table:formula="of:=[.G180]/[.E180]" office:value-type="float" office:value="0.344828" calcext:value-type="float">
            <text:p>0,344828</text:p>
          </table:table-cell>
        </table:table-row>
        <table:table-row table:style-name="Sheet0_row0">
          <table:table-cell office:value-type="string" calcext:value-type="string">
            <text:p><text:span text:style-name="T3">France</text:span></text:p>
          </table:table-cell>
          <table:table-cell office:value-type="string" calcext:value-type="string">
            <text:p><text:span text:style-name="T4">Ligue 1</text:span></text:p>
          </table:table-cell>
          <table:table-cell office:value-type="string" calcext:value-type="string">
            <text:p><text:span text:style-name="T4">(LOK)</text:span></text:p>
          </table:table-cell>
          <table:table-cell office:value-type="string" calcext:value-type="string">
            <text:p><text:span text:style-name="T4">Francois Kamano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698" calcext:value-type="float">
            <text:p>2698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181]/[.E181]" office:value-type="float" office:value="0.344828" calcext:value-type="float">
            <text:p>0,344828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RMA)</text:span></text:p>
          </table:table-cell>
          <table:table-cell office:value-type="string" calcext:value-type="string">
            <text:p><text:span text:style-name="T4">Luka Jovic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2353" calcext:value-type="float">
            <text:p>2353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2018" calcext:value-type="float">
            <text:p>2018</text:p>
          </table:table-cell>
          <table:table-cell table:formula="of:=[.G182]/[.E182]" office:value-type="float" office:value="0.68" calcext:value-type="float">
            <text:p>0,68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WHU)</text:span></text:p>
          </table:table-cell>
          <table:table-cell office:value-type="string" calcext:value-type="string">
            <text:p><text:span text:style-name="T4">Sebastien Haller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312" calcext:value-type="float">
            <text:p>231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table:formula="of:=[.G183]/[.E183]" office:value-type="float" office:value="0.652174" calcext:value-type="float">
            <text:p>0,65217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HOF)</text:span></text:p>
          </table:table-cell>
          <table:table-cell office:value-type="string" calcext:value-type="string">
            <text:p><text:span text:style-name="T4">Andrej Kramaric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527" calcext:value-type="float">
            <text:p>2527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table:formula="of:=[.G184]/[.E184]" office:value-type="float" office:value="0.571429" calcext:value-type="float">
            <text:p>0,571429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MG)</text:span></text:p>
          </table:table-cell>
          <table:table-cell office:value-type="string" calcext:value-type="string">
            <text:p><text:span text:style-name="T4">Alassane Plea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613" calcext:value-type="float">
            <text:p>2613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table:formula="of:=[.G185]/[.E185]" office:value-type="float" office:value="0.428571" calcext:value-type="float">
            <text:p>0,428571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CHE)</text:span></text:p>
          </table:table-cell>
          <table:table-cell office:value-type="string" calcext:value-type="string">
            <text:p><text:span text:style-name="T4">Kai Havertz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033" calcext:value-type="float">
            <text:p>3033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2018" calcext:value-type="float">
            <text:p>2018</text:p>
          </table:table-cell>
          <table:table-cell table:formula="of:=[.G186]/[.E186]" office:value-type="float" office:value="0.484848" calcext:value-type="float">
            <text:p>0,484848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ACM)</text:span></text:p>
          </table:table-cell>
          <table:table-cell office:value-type="string" calcext:value-type="string">
            <text:p><text:span text:style-name="T4">Ante Rebic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075" calcext:value-type="float">
            <text:p>207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table:formula="of:=[.G187]/[.E187]" office:value-type="float" office:value="0.478261" calcext:value-type="float">
            <text:p>0,478261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DOR)</text:span></text:p>
          </table:table-cell>
          <table:table-cell office:value-type="string" calcext:value-type="string">
            <text:p><text:span text:style-name="T4">Jadon Sancho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602" calcext:value-type="float">
            <text:p>260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table:formula="of:=[.G188]/[.E188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FCA)</text:span></text:p>
          </table:table-cell>
          <table:table-cell office:value-type="string" calcext:value-type="string">
            <text:p><text:span text:style-name="T4">Alfred Finnbogason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1385" calcext:value-type="float">
            <text:p>138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table:formula="of:=[.G189]/[.E189]" office:value-type="float" office:value="0.588235" calcext:value-type="float">
            <text:p>0,58823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KOL)</text:span></text:p>
          </table:table-cell>
          <table:table-cell office:value-type="string" calcext:value-type="string">
            <text:p><text:span text:style-name="T4">Ondrej Duda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661" calcext:value-type="float">
            <text:p>266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table:formula="of:=[.G190]/[.E190]" office:value-type="float" office:value="0.366667" calcext:value-type="float">
            <text:p>0,366667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VIL)</text:span></text:p>
          </table:table-cell>
          <table:table-cell office:value-type="string" calcext:value-type="string">
            <text:p><text:span text:style-name="T4">Paco Alcacer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1312" calcext:value-type="float">
            <text:p>131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table:formula="of:=[.G191]/[.E191]" office:value-type="float" office:value="1.63636" calcext:value-type="float">
            <text:p>1,6363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CHE)</text:span></text:p>
          </table:table-cell>
          <table:table-cell office:value-type="string" calcext:value-type="string">
            <text:p><text:span text:style-name="T4">Timo Werner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582" calcext:value-type="float">
            <text:p>2582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table:formula="of:=[.G192]/[.E192]" office:value-type="float" office:value="0.551724" calcext:value-type="float">
            <text:p>0,551724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SCH)</text:span></text:p>
          </table:table-cell>
          <table:table-cell office:value-type="string" calcext:value-type="string">
            <text:p><text:span text:style-name="T4">Benito Raman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1781" calcext:value-type="float">
            <text:p>178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table:formula="of:=[.G193]/[.E193]" office:value-type="float" office:value="0.526316" calcext:value-type="float">
            <text:p>0,526316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MON)</text:span></text:p>
          </table:table-cell>
          <table:table-cell office:value-type="string" calcext:value-type="string">
            <text:p><text:span text:style-name="T4">Kevin Volland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45" calcext:value-type="float">
            <text:p>2945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table:formula="of:=[.G194]/[.E194]" office:value-type="float" office:value="0.4375" calcext:value-type="float">
            <text:p>0,437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WOB)</text:span></text:p>
          </table:table-cell>
          <table:table-cell office:value-type="string" calcext:value-type="string">
            <text:p><text:span text:style-name="T4">Wout Weghorst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061" calcext:value-type="float">
            <text:p>3061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table:formula="of:=[.G195]/[.E195]" office:value-type="float" office:value="0.515152" calcext:value-type="float">
            <text:p>0,515152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HOF)</text:span></text:p>
          </table:table-cell>
          <table:table-cell office:value-type="string" calcext:value-type="string">
            <text:p><text:span text:style-name="T4">Ishak Belfodil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965" calcext:value-type="float">
            <text:p>1965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table:formula="of:=[.G196]/[.E196]" office:value-type="float" office:value="0.9" calcext:value-type="float">
            <text:p>0,9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DOR)</text:span></text:p>
          </table:table-cell>
          <table:table-cell office:value-type="string" calcext:value-type="string">
            <text:p><text:span text:style-name="T4">Marco Reus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432" calcext:value-type="float">
            <text:p>243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197]/[.E197]" office:value-type="float" office:value="0.62963" calcext:value-type="float">
            <text:p>0,62963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MAI)</text:span></text:p>
          </table:table-cell>
          <table:table-cell office:value-type="string" calcext:value-type="string">
            <text:p><text:span text:style-name="T4">Jean-Philippe Mateta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587" calcext:value-type="float">
            <text:p>258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table:formula="of:=[.G198]/[.E198]" office:value-type="float" office:value="0.482759" calcext:value-type="float">
            <text:p>0,482759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UNB)</text:span></text:p>
          </table:table-cell>
          <table:table-cell office:value-type="string" calcext:value-type="string">
            <text:p><text:span text:style-name="T4">Max Kruse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75" calcext:value-type="float">
            <text:p>2975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formula="of:=[.G199]/[.E199]" office:value-type="float" office:value="0.34375" calcext:value-type="float">
            <text:p>0,34375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BAY)</text:span></text:p>
          </table:table-cell>
          <table:table-cell office:value-type="string" calcext:value-type="string">
            <text:p><text:span text:style-name="T4">Robert Lewandowski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090" calcext:value-type="float">
            <text:p>3090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office:value-type="float" office:value="2018" calcext:value-type="float">
            <text:p>2018</text:p>
          </table:table-cell>
          <table:table-cell table:formula="of:=[.G200]/[.E200]" office:value-type="float" office:value="0.666667" calcext:value-type="float">
            <text:p>0,666667</text:p>
          </table:table-cell>
        </table:table-row>
        <table:table-row table:style-name="Sheet0_row0">
          <table:table-cell office:value-type="string" calcext:value-type="string">
            <text:p><text:span text:style-name="T3">Germany</text:span></text:p>
          </table:table-cell>
          <table:table-cell office:value-type="string" calcext:value-type="string">
            <text:p><text:span text:style-name="T4">Bundesliga</text:span></text:p>
          </table:table-cell>
          <table:table-cell office:value-type="string" calcext:value-type="string">
            <text:p><text:span text:style-name="T4">(RBL)</text:span></text:p>
          </table:table-cell>
          <table:table-cell office:value-type="string" calcext:value-type="string">
            <text:p><text:span text:style-name="T4">Yussuf Poulsen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556" calcext:value-type="float">
            <text:p>255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table:formula="of:=[.G201]/[.E201]" office:value-type="float" office:value="0.555556" calcext:value-type="float">
            <text:p>0,555556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TOR)</text:span></text:p>
          </table:table-cell>
          <table:table-cell office:value-type="string" calcext:value-type="string">
            <text:p><text:span text:style-name="T4">Andrea Belotti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533" calcext:value-type="float">
            <text:p>3533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 table:formula="of:=[.G202]/[.E202]" office:value-type="float" office:value="0.405405" calcext:value-type="float">
            <text:p>0,40540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ROM)</text:span></text:p>
          </table:table-cell>
          <table:table-cell office:value-type="string" calcext:value-type="string">
            <text:p><text:span text:style-name="T4">Edin Dzeko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741" calcext:value-type="float">
            <text:p>2741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table:formula="of:=[.G203]/[.E203]" office:value-type="float" office:value="0.321429" calcext:value-type="float">
            <text:p>0,321429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PAR)</text:span></text:p>
          </table:table-cell>
          <table:table-cell office:value-type="string" calcext:value-type="string">
            <text:p><text:span text:style-name="T4">Roberto Inglese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075" calcext:value-type="float">
            <text:p>207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table:formula="of:=[.G204]/[.E204]" office:value-type="float" office:value="0.391304" calcext:value-type="float">
            <text:p>0,391304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Arkadiusz Milik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2018" calcext:value-type="float">
            <text:p>2018</text:p>
          </table:table-cell>
          <table:table-cell table:formula="of:=[.G205]/[.E205]" office:value-type="float" office:value="0.62963" calcext:value-type="float">
            <text:p>0,6296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ATA)</text:span></text:p>
          </table:table-cell>
          <table:table-cell office:value-type="string" calcext:value-type="string">
            <text:p><text:span text:style-name="T4">Duvan Zapata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3064" calcext:value-type="float">
            <text:p>3064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table:formula="of:=[.G206]/[.E206]" office:value-type="float" office:value="0.71875" calcext:value-type="float">
            <text:p>0,71875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Lorenzo Insigne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191" calcext:value-type="float">
            <text:p>2191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table:formula="of:=[.G207]/[.E207]" office:value-type="float" office:value="0.416667" calcext:value-type="float">
            <text:p>0,41666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JUV)</text:span></text:p>
          </table:table-cell>
          <table:table-cell office:value-type="string" calcext:value-type="string">
            <text:p><text:span text:style-name="T4">Cristiano Ronaldo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857" calcext:value-type="float">
            <text:p>2857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68" calcext:value-type="float">
            <text:p>68</text:p>
          </table:table-cell>
          <table:table-cell office:value-type="float" office:value="2018" calcext:value-type="float">
            <text:p>2018</text:p>
          </table:table-cell>
          <table:table-cell table:formula="of:=[.G208]/[.E208]" office:value-type="float" office:value="0.7" calcext:value-type="float">
            <text:p>0,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LAZ)</text:span></text:p>
          </table:table-cell>
          <table:table-cell office:value-type="string" calcext:value-type="string">
            <text:p><text:span text:style-name="T4">Ciro Immobile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3046" calcext:value-type="float">
            <text:p>3046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office:value-type="float" office:value="2018" calcext:value-type="float">
            <text:p>2018</text:p>
          </table:table-cell>
          <table:table-cell table:formula="of:=[.G209]/[.E209]" office:value-type="float" office:value="0.483871" calcext:value-type="float">
            <text:p>0,48387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SAM)</text:span></text:p>
          </table:table-cell>
          <table:table-cell office:value-type="string" calcext:value-type="string">
            <text:p><text:span text:style-name="T4">Fabio Quagliarella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269" calcext:value-type="float">
            <text:p>3269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2018" calcext:value-type="float">
            <text:p>2018</text:p>
          </table:table-cell>
          <table:table-cell table:formula="of:=[.G210]/[.E210]" office:value-type="float" office:value="0.702703" calcext:value-type="float">
            <text:p>0,70270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Mario</text:span></text:p>
          </table:table-cell>
          <table:table-cell office:value-type="string" calcext:value-type="string">
            <text:p><text:span text:style-name="T4">Mandzukic None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125" calcext:value-type="float">
            <text:p>212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table:formula="of:=[.G211]/[.E211]" office:value-type="float" office:value="0.391304" calcext:value-type="float">
            <text:p>0,391304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Andrea Petagna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196" calcext:value-type="float">
            <text:p>3196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table:formula="of:=[.G212]/[.E212]" office:value-type="float" office:value="0.457143" calcext:value-type="float">
            <text:p>0,45714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ATA)</text:span></text:p>
          </table:table-cell>
          <table:table-cell office:value-type="string" calcext:value-type="string">
            <text:p><text:span text:style-name="T4">Josip Ilicic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262" calcext:value-type="float">
            <text:p>226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table:formula="of:=[.G213]/[.E213]" office:value-type="float" office:value="0.521739" calcext:value-type="float">
            <text:p>0,521739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SAS)</text:span></text:p>
          </table:table-cell>
          <table:table-cell office:value-type="string" calcext:value-type="string">
            <text:p><text:span text:style-name="T4">Francesco Caputo</text:span></text:p>
          </table:table-cell>
          <table:table-cell office:value-type="float" office:value="38" calcext:value-type="float">
            <text:p>38</text:p>
          </table:table-cell>
          <table:table-cell office:value-type="float" office:value="3641" calcext:value-type="float">
            <text:p>364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table:formula="of:=[.G214]/[.E214]" office:value-type="float" office:value="0.421053" calcext:value-type="float">
            <text:p>0,42105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CAG)</text:span></text:p>
          </table:table-cell>
          <table:table-cell office:value-type="string" calcext:value-type="string">
            <text:p><text:span text:style-name="T4">Leonardo Pavoletti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903" calcext:value-type="float">
            <text:p>2903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215]/[.E215]" office:value-type="float" office:value="0.516129" calcext:value-type="float">
            <text:p>0,516129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SAS)</text:span></text:p>
          </table:table-cell>
          <table:table-cell office:value-type="string" calcext:value-type="string">
            <text:p><text:span text:style-name="T4">Gregoire Defrel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388" calcext:value-type="float">
            <text:p>238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table:formula="of:=[.G216]/[.E216]" office:value-type="float" office:value="0.423077" calcext:value-type="float">
            <text:p>0,42307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NAP)</text:span></text:p>
          </table:table-cell>
          <table:table-cell office:value-type="string" calcext:value-type="string">
            <text:p><text:span text:style-name="T4">Dries Mertens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416" calcext:value-type="float">
            <text:p>2416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table:formula="of:=[.G217]/[.E217]" office:value-type="float" office:value="0.695652" calcext:value-type="float">
            <text:p>0,695652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None</text:span></text:p>
          </table:table-cell>
          <table:table-cell office:value-type="string" calcext:value-type="string">
            <text:p><text:span text:style-name="T4">Stephan El Shaarawy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2213" calcext:value-type="float">
            <text:p>221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table:formula="of:=[.G218]/[.E218]" office:value-type="float" office:value="0.478261" calcext:value-type="float">
            <text:p>0,478261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PAR)</text:span></text:p>
          </table:table-cell>
          <table:table-cell office:value-type="string" calcext:value-type="string">
            <text:p><text:span text:style-name="T4">Gervinho 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430" calcext:value-type="float">
            <text:p>243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table:formula="of:=[.G219]/[.E219]" office:value-type="float" office:value="0.407407" calcext:value-type="float">
            <text:p>0,407407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Mauro Icardi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2314" calcext:value-type="float">
            <text:p>23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table:formula="of:=[.G220]/[.E220]" office:value-type="float" office:value="0.458333" calcext:value-type="float">
            <text:p>0,458333</text:p>
          </table:table-cell>
        </table:table-row>
        <table:table-row table:style-name="Sheet0_row0">
          <table:table-cell office:value-type="string" calcext:value-type="string">
            <text:p><text:span text:style-name="T3">Italy</text:span></text:p>
          </table:table-cell>
          <table:table-cell office:value-type="string" calcext:value-type="string">
            <text:p><text:span text:style-name="T4">Serie A</text:span></text:p>
          </table:table-cell>
          <table:table-cell office:value-type="string" calcext:value-type="string">
            <text:p><text:span text:style-name="T4">(BSC)</text:span></text:p>
          </table:table-cell>
          <table:table-cell office:value-type="string" calcext:value-type="string">
            <text:p><text:span text:style-name="T4">Krzysztof Piatek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147" calcext:value-type="float">
            <text:p>3147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2018" calcext:value-type="float">
            <text:p>2018</text:p>
          </table:table-cell>
          <table:table-cell table:formula="of:=[.G221]/[.E221]" office:value-type="float" office:value="0.676471" calcext:value-type="float">
            <text:p>0,676471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GET)</text:span></text:p>
          </table:table-cell>
          <table:table-cell office:value-type="string" calcext:value-type="string">
            <text:p><text:span text:style-name="T4">Jaime Mata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2569" calcext:value-type="float">
            <text:p>256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table:formula="of:=[.G222]/[.E222]" office:value-type="float" office:value="0.518519" calcext:value-type="float">
            <text:p>0,51851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Lionel Messi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849" calcext:value-type="float">
            <text:p>2849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office:value-type="float" office:value="2018" calcext:value-type="float">
            <text:p>2018</text:p>
          </table:table-cell>
          <table:table-cell table:formula="of:=[.G223]/[.E223]" office:value-type="float" office:value="1.24138" calcext:value-type="float">
            <text:p>1,24138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MON)</text:span></text:p>
          </table:table-cell>
          <table:table-cell office:value-type="string" calcext:value-type="string">
            <text:p><text:span text:style-name="T4">Wissam Ben Yedder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975" calcext:value-type="float">
            <text:p>2975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table:formula="of:=[.G224]/[.E224]" office:value-type="float" office:value="0.580645" calcext:value-type="float">
            <text:p>0,58064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GIR)</text:span></text:p>
          </table:table-cell>
          <table:table-cell office:value-type="string" calcext:value-type="string">
            <text:p><text:span text:style-name="T4">Cristhian Stuani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897" calcext:value-type="float">
            <text:p>2897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table:formula="of:=[.G225]/[.E225]" office:value-type="float" office:value="0.633333" calcext:value-type="float">
            <text:p>0,63333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RMA)</text:span></text:p>
          </table:table-cell>
          <table:table-cell office:value-type="string" calcext:value-type="string">
            <text:p><text:span text:style-name="T4">Karim Benzema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072" calcext:value-type="float">
            <text:p>3072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2018" calcext:value-type="float">
            <text:p>2018</text:p>
          </table:table-cell>
          <table:table-cell table:formula="of:=[.G226]/[.E226]" office:value-type="float" office:value="0.6" calcext:value-type="float">
            <text:p>0,6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VAL)</text:span></text:p>
          </table:table-cell>
          <table:table-cell office:value-type="string" calcext:value-type="string">
            <text:p><text:span text:style-name="T4">Maxi Gomez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148" calcext:value-type="float">
            <text:p>3148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table:formula="of:=[.G227]/[.E227]" office:value-type="float" office:value="0.393939" calcext:value-type="float">
            <text:p>0,39393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IL)</text:span></text:p>
          </table:table-cell>
          <table:table-cell office:value-type="string" calcext:value-type="string">
            <text:p><text:span text:style-name="T4">Inaki Williams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148" calcext:value-type="float">
            <text:p>314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228]/[.E228]" office:value-type="float" office:value="0.333333" calcext:value-type="float">
            <text:p>0,33333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CEL)</text:span></text:p>
          </table:table-cell>
          <table:table-cell office:value-type="string" calcext:value-type="string">
            <text:p><text:span text:style-name="T4">Iago Aspas</text:span></text:p>
          </table:table-cell>
          <table:table-cell office:value-type="float" office:value="26" calcext:value-type="float">
            <text:p>26</text:p>
          </table:table-cell>
          <table:table-cell office:value-type="float" office:value="2369" calcext:value-type="float">
            <text:p>2369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table:formula="of:=[.G229]/[.E229]" office:value-type="float" office:value="0.769231" calcext:value-type="float">
            <text:p>0,769231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OSA)</text:span></text:p>
          </table:table-cell>
          <table:table-cell office:value-type="string" calcext:value-type="string">
            <text:p><text:span text:style-name="T4">Chimy Avila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2131" calcext:value-type="float">
            <text:p>213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table:formula="of:=[.G230]/[.E230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ESP)</text:span></text:p>
          </table:table-cell>
          <table:table-cell office:value-type="string" calcext:value-type="string">
            <text:p><text:span text:style-name="T4">Raul de Tomas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64" calcext:value-type="float">
            <text:p>2964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 table:formula="of:=[.G231]/[.E231]" office:value-type="float" office:value="0.4375" calcext:value-type="float">
            <text:p>0,437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ATL)</text:span></text:p>
          </table:table-cell>
          <table:table-cell office:value-type="string" calcext:value-type="string">
            <text:p><text:span text:style-name="T4">Luis Suarez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954" calcext:value-type="float">
            <text:p>2954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2018" calcext:value-type="float">
            <text:p>2018</text:p>
          </table:table-cell>
          <table:table-cell table:formula="of:=[.G232]/[.E232]" office:value-type="float" office:value="0.677419" calcext:value-type="float">
            <text:p>0,67741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LEV)</text:span></text:p>
          </table:table-cell>
          <table:table-cell office:value-type="string" calcext:value-type="string">
            <text:p><text:span text:style-name="T4">Roger </text:span></text:p>
          </table:table-cell>
          <table:table-cell office:value-type="float" office:value="23" calcext:value-type="float">
            <text:p>23</text:p>
          </table:table-cell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table:formula="of:=[.G233]/[.E233]" office:value-type="float" office:value="0.565217" calcext:value-type="float">
            <text:p>0,565217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OC)</text:span></text:p>
          </table:table-cell>
          <table:table-cell office:value-type="string" calcext:value-type="string">
            <text:p><text:span text:style-name="T4">Willian Jose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471" calcext:value-type="float">
            <text:p>2471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018" calcext:value-type="float">
            <text:p>2018</text:p>
          </table:table-cell>
          <table:table-cell table:formula="of:=[.G234]/[.E234]" office:value-type="float" office:value="0.428571" calcext:value-type="float">
            <text:p>0,428571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PSG)</text:span></text:p>
          </table:table-cell>
          <table:table-cell office:value-type="string" calcext:value-type="string">
            <text:p><text:span text:style-name="T4">Pablo Sarabia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877" calcext:value-type="float">
            <text:p>287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table:formula="of:=[.G235]/[.E235]" office:value-type="float" office:value="0.433333" calcext:value-type="float">
            <text:p>0,433333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SOC)</text:span></text:p>
          </table:table-cell>
          <table:table-cell office:value-type="string" calcext:value-type="string">
            <text:p><text:span text:style-name="T4">Mikel Oyarzabal</text:span></text:p>
          </table:table-cell>
          <table:table-cell office:value-type="float" office:value="36" calcext:value-type="float">
            <text:p>36</text:p>
          </table:table-cell>
          <table:table-cell office:value-type="float" office:value="3300" calcext:value-type="float">
            <text:p>330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table:formula="of:=[.G236]/[.E236]" office:value-type="float" office:value="0.361111" calcext:value-type="float">
            <text:p>0,361111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AR)</text:span></text:p>
          </table:table-cell>
          <table:table-cell office:value-type="string" calcext:value-type="string">
            <text:p><text:span text:style-name="T4">Antoine Griezmann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349" calcext:value-type="float">
            <text:p>3349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table:formula="of:=[.G237]/[.E237]" office:value-type="float" office:value="0.405405" calcext:value-type="float">
            <text:p>0,40540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BET)</text:span></text:p>
          </table:table-cell>
          <table:table-cell office:value-type="string" calcext:value-type="string">
            <text:p><text:span text:style-name="T4">Borja Iglesias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246" calcext:value-type="float">
            <text:p>3246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table:formula="of:=[.G238]/[.E238]" office:value-type="float" office:value="0.485714" calcext:value-type="float">
            <text:p>0,485714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GRA)</text:span></text:p>
          </table:table-cell>
          <table:table-cell office:value-type="string" calcext:value-type="string">
            <text:p><text:span text:style-name="T4">Jorge Molina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819" calcext:value-type="float">
            <text:p>2819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table:formula="of:=[.G239]/[.E239]" office:value-type="float" office:value="0.5" calcext:value-type="float">
            <text:p>0,5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None</text:span></text:p>
          </table:table-cell>
          <table:table-cell office:value-type="string" calcext:value-type="string">
            <text:p><text:span text:style-name="T4">Charles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1861" calcext:value-type="float">
            <text:p>186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table:formula="of:=[.G240]/[.E240]" office:value-type="float" office:value="0.823529" calcext:value-type="float">
            <text:p>0,823529</text:p>
          </table:table-cell>
        </table:table-row>
        <table:table-row table:style-name="Sheet0_row0">
          <table:table-cell office:value-type="string" calcext:value-type="string">
            <text:p><text:span text:style-name="T3">Spain</text:span></text:p>
          </table:table-cell>
          <table:table-cell office:value-type="string" calcext:value-type="string">
            <text:p><text:span text:style-name="T4">La Liga</text:span></text:p>
          </table:table-cell>
          <table:table-cell office:value-type="string" calcext:value-type="string">
            <text:p><text:span text:style-name="T4">(LEV)</text:span></text:p>
          </table:table-cell>
          <table:table-cell office:value-type="string" calcext:value-type="string">
            <text:p><text:span text:style-name="T4">Morales 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381" calcext:value-type="float">
            <text:p>338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table:formula="of:=[.G241]/[.E241]" office:value-type="float" office:value="0.342857" calcext:value-type="float">
            <text:p>0,34285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EVE)</text:span></text:p>
          </table:table-cell>
          <table:table-cell office:value-type="string" calcext:value-type="string">
            <text:p><text:span text:style-name="T4">Dominic Calvert-Lewin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849" calcext:value-type="float">
            <text:p>2849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table:formula="of:=[.G242]/[.E242]" office:value-type="float" office:value="0.433333" calcext:value-type="float">
            <text:p>0,433333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WOL)</text:span></text:p>
          </table:table-cell>
          <table:table-cell office:value-type="string" calcext:value-type="string">
            <text:p><text:span text:style-name="T4">Raul Jimenez</text:span></text:p>
          </table:table-cell>
          <table:table-cell office:value-type="float" office:value="37" calcext:value-type="float">
            <text:p>37</text:p>
          </table:table-cell>
          <table:table-cell office:value-type="float" office:value="3445" calcext:value-type="float">
            <text:p>3445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table:formula="of:=[.G243]/[.E243]" office:value-type="float" office:value="0.459459" calcext:value-type="float">
            <text:p>0,45945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C)</text:span></text:p>
          </table:table-cell>
          <table:table-cell office:value-type="string" calcext:value-type="string">
            <text:p><text:span text:style-name="T4">Kevin De Bruyne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2984" calcext:value-type="float">
            <text:p>2984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table:formula="of:=[.G244]/[.E244]" office:value-type="float" office:value="0.40625" calcext:value-type="float">
            <text:p>0,4062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EI)</text:span></text:p>
          </table:table-cell>
          <table:table-cell office:value-type="string" calcext:value-type="string">
            <text:p><text:span text:style-name="T4">Jamie Vardy</text:span></text:p>
          </table:table-cell>
          <table:table-cell office:value-type="float" office:value="34" calcext:value-type="float">
            <text:p>34</text:p>
          </table:table-cell>
          <table:table-cell office:value-type="float" office:value="3271" calcext:value-type="float">
            <text:p>3271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table:formula="of:=[.G245]/[.E245]" office:value-type="float" office:value="0.676471" calcext:value-type="float">
            <text:p>0,67647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C)</text:span></text:p>
          </table:table-cell>
          <table:table-cell office:value-type="string" calcext:value-type="string">
            <text:p><text:span text:style-name="T4">Raheem Sterling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836" calcext:value-type="float">
            <text:p>283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table:formula="of:=[.G246]/[.E246]" office:value-type="float" office:value="0.666667" calcext:value-type="float">
            <text:p>0,66666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IV)</text:span></text:p>
          </table:table-cell>
          <table:table-cell office:value-type="string" calcext:value-type="string">
            <text:p><text:span text:style-name="T4">Sadio Mane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933" calcext:value-type="float">
            <text:p>2933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table:formula="of:=[.G247]/[.E247]" office:value-type="float" office:value="0.580645" calcext:value-type="float">
            <text:p>0,58064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BUR)</text:span></text:p>
          </table:table-cell>
          <table:table-cell office:value-type="string" calcext:value-type="string">
            <text:p><text:span text:style-name="T4">Chris Wood</text:span></text:p>
          </table:table-cell>
          <table:table-cell office:value-type="float" office:value="29" calcext:value-type="float">
            <text:p>29</text:p>
          </table:table-cell>
          <table:table-cell office:value-type="float" office:value="2616" calcext:value-type="float">
            <text:p>261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table:formula="of:=[.G248]/[.E248]" office:value-type="float" office:value="0.482759" calcext:value-type="float">
            <text:p>0,482759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U)</text:span></text:p>
          </table:table-cell>
          <table:table-cell office:value-type="string" calcext:value-type="string">
            <text:p><text:span text:style-name="T4">Anthony Martial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788" calcext:value-type="float">
            <text:p>278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table:formula="of:=[.G249]/[.E249]" office:value-type="float" office:value="0.548387" calcext:value-type="float">
            <text:p>0,54838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C)</text:span></text:p>
          </table:table-cell>
          <table:table-cell office:value-type="string" calcext:value-type="string">
            <text:p><text:span text:style-name="T4">Riyad Mahrez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2130" calcext:value-type="float">
            <text:p>213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table:formula="of:=[.G250]/[.E250]" office:value-type="float" office:value="0.52381" calcext:value-type="float">
            <text:p>0,52381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TOT)</text:span></text:p>
          </table:table-cell>
          <table:table-cell office:value-type="string" calcext:value-type="string">
            <text:p><text:span text:style-name="T4">Son Heung-Min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663" calcext:value-type="float">
            <text:p>266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table:formula="of:=[.G251]/[.E251]" office:value-type="float" office:value="0.392857" calcext:value-type="float">
            <text:p>0,39285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U)</text:span></text:p>
          </table:table-cell>
          <table:table-cell office:value-type="string" calcext:value-type="string">
            <text:p><text:span text:style-name="T4">Marcus Rashford</text:span></text:p>
          </table:table-cell>
          <table:table-cell office:value-type="float" office:value="31" calcext:value-type="float">
            <text:p>31</text:p>
          </table:table-cell>
          <table:table-cell office:value-type="float" office:value="2826" calcext:value-type="float">
            <text:p>2826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table:formula="of:=[.G252]/[.E252]" office:value-type="float" office:value="0.548387" calcext:value-type="float">
            <text:p>0,54838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LIV)</text:span></text:p>
          </table:table-cell>
          <table:table-cell office:value-type="string" calcext:value-type="string">
            <text:p><text:span text:style-name="T4">Mohamed Salah</text:span></text:p>
          </table:table-cell>
          <table:table-cell office:value-type="float" office:value="33" calcext:value-type="float">
            <text:p>33</text:p>
          </table:table-cell>
          <table:table-cell office:value-type="float" office:value="3045" calcext:value-type="float">
            <text:p>3045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office:value-type="float" office:value="2019" calcext:value-type="float">
            <text:p>2019</text:p>
          </table:table-cell>
          <table:table-cell table:formula="of:=[.G253]/[.E253]" office:value-type="float" office:value="0.575758" calcext:value-type="float">
            <text:p>0,575758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MNC)</text:span></text:p>
          </table:table-cell>
          <table:table-cell office:value-type="string" calcext:value-type="string">
            <text:p><text:span text:style-name="T4">Gabriel Jesus</text:span></text:p>
          </table:table-cell>
          <table:table-cell office:value-type="float" office:value="21" calcext:value-type="float">
            <text:p>21</text:p>
          </table:table-cell>
          <table:table-cell office:value-type="float" office:value="2209" calcext:value-type="float">
            <text:p>2209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table:formula="of:=[.G254]/[.E254]" office:value-type="float" office:value="0.666667" calcext:value-type="float">
            <text:p>0,666667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SOU)</text:span></text:p>
          </table:table-cell>
          <table:table-cell office:value-type="string" calcext:value-type="string">
            <text:p><text:span text:style-name="T4">Danny Ings</text:span></text:p>
          </table:table-cell>
          <table:table-cell office:value-type="float" office:value="32" calcext:value-type="float">
            <text:p>32</text:p>
          </table:table-cell>
          <table:table-cell office:value-type="float" office:value="3009" calcext:value-type="float">
            <text:p>3009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table:formula="of:=[.G255]/[.E255]" office:value-type="float" office:value="0.6875" calcext:value-type="float">
            <text:p>0,6875</text:p>
          </table:table-cell>
        </table:table-row>
        <table:table-row table:style-name="Sheet0_row0">
          <table:table-cell office:value-type="string" calcext:value-type="string">
            <text:p><text:span text:style-name="T3">England</text:span></text:p>
          </table:table-cell>
          <table:table-cell office:value-type="string" calcext:value-type="string">
            <text:p><text:span text:style-name="T4">Premier League</text:span></text:p>
          </table:table-cell>
          <table:table-cell office:value-type="string" calcext:value-type="string">
            <text:p><text:span text:style-name="T4">(ARS)</text:span></text:p>
          </table:table-cell>
          <table:table-cell office:value-type="string" calcext:value-type="string">
            <text:p><text:span text:style-name="T4">Pierre-Emerick Aubameyang</text:span></text:p>
          </table:table-cell>
          <table:table-cell office:value-type="float" office:value="35" calcext:value-type="float">
            <text:p>35</text:p>
          </table:table-cell>
          <table:table-cell office:value-type="float" office:value="3392" calcext:value-type="float">
            <text:p>339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table:formula="of:=[.G256]/[.E256]" office:value-type="float" office:value="0.628571" calcext:value-type="float">
            <text:p>0,628571</text:p>
          </table:table-cell>
        </table:table-row>
        <table:table-row table:style-name="Sheet0_row0" table:number-rows-repeated="184">
          <table:table-cell table:number-columns-repeated="4"/>
          <table:table-cell table:style-name="ce7" table:number-columns-repeated="7"/>
        </table:table-row>
        <table:table-row table:style-name="Sheet0_row0">
          <table:table-cell table:number-columns-repeated="4"/>
          <table:table-cell table:style-name="ce7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none" svg:stroke-color="#3465a4" draw:fill-color="#ffffff" fo:wrap-option="wrap" draw:shadow="hidden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EndNote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MacOSX_AARCH64 LibreOffice_project/69edd8b8ebc41d00b4de3915dc82f8f0fc3b6265</meta:generator>
    <meta:document-statistic meta:table-count="1" meta:cell-count="2816" meta:object-count="0"/>
  </office:meta>
</office:document-meta>
</file>